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shapes>
          <draw:frame draw:z-index="0" draw:style-name="gr1" draw:text-style-name="P1" svg:width="20.251cm" svg:height="12.125cm" svg:x="11.479cm" svg:y="15.407cm">
            <draw:object draw:notify-on-update-of-ranges="Página1.AD26:Página1.AD29 Página1.AD4:Página1.AD10 Página1.T4:Página1.T10 Página1.AD4:Página1.AD30 Página1.T4:Página1.T30 Página1.AD11:Página1.AD19 Página1.T11:Página1.T19 Página1.AD20:Página1.AD25 Página1.T20:Página1.T25 Página1.AD26:Página1.AD29 Página1.T26:Página1.T29 Página1.AD30:Página1.AD30 Página1.T30:Página1.T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21cm" svg:height="12.032cm" svg:x="36.04cm" svg:y="15.61cm">
            <draw:object draw:notify-on-update-of-ranges="Página1.AD26:Página1.AD29 Página1.AD11:Página1.AD30 Página1.T11:Página1.T30 Página1.AD11:Página1.AD19 Página1.T11:Página1.T19 Página1.AD20:Página1.AD25 Página1.T20:Página1.T25 Página1.AD26:Página1.AD29 Página1.T26:Página1.T29 Página1.AD30:Página1.AD30 Página1.T30:Página1.T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4" table:number-rows-spanned="1">
            <text:p>Degrees</text:p>
          </table:table-cell>
          <table:covered-table-cell table:number-columns-repeated="3"/>
          <table:table-cell table:number-columns-repeated="55"/>
        </table:table-row>
        <table:table-row table:style-name="ro2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_rec(km/s)</text:p>
          </table:table-cell>
          <table:table-cell table:style-name="ce1" office:value-type="string" calcext:value-type="string">
            <text:p>alpha1</text:p>
          </table:table-cell>
          <table:table-cell table:style-name="ce1" office:value-type="string" calcext:value-type="string">
            <text:p>delta1</text:p>
          </table:table-cell>
          <table:table-cell table:style-name="ce1" office:value-type="string" calcext:value-type="string">
            <text:p>alpha2</text:p>
          </table:table-cell>
          <table:table-cell table:style-name="ce1" office:value-type="string" calcext:value-type="string">
            <text:p>delta2</text:p>
          </table:table-cell>
          <table:table-cell table:style-name="ce1" office:value-type="string" calcext:value-type="string">
            <text:p>rx1 rx2</text:p>
          </table:table-cell>
          <table:table-cell office:value-type="string" calcext:value-type="string">
            <text:p>ry1 ry2</text:p>
          </table:table-cell>
          <table:table-cell office:value-type="string" calcext:value-type="string">
            <text:p>rz1 rz2</text:p>
          </table:table-cell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_rec(km/s)</text:p>
          </table:table-cell>
          <table:table-cell table:style-name="ce1" office:value-type="string" calcext:value-type="string">
            <text:p>alpha1</text:p>
          </table:table-cell>
          <table:table-cell table:style-name="ce1" office:value-type="string" calcext:value-type="string">
            <text:p>delta1</text:p>
          </table:table-cell>
          <table:table-cell table:style-name="ce1" office:value-type="string" calcext:value-type="string">
            <text:p>alpha2</text:p>
          </table:table-cell>
          <table:table-cell table:style-name="ce1" office:value-type="string" calcext:value-type="string">
            <text:p>delta2</text:p>
          </table:table-cell>
          <table:table-cell table:style-name="ce1" office:value-type="string" calcext:value-type="string">
            <text:p>rx1 rx2</text:p>
          </table:table-cell>
          <table:table-cell office:value-type="string" calcext:value-type="string">
            <text:p>ry1 ry2</text:p>
          </table:table-cell>
          <table:table-cell office:value-type="string" calcext:value-type="string">
            <text:p>rz1 rz2</text:p>
          </table:table-cell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1357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2100" calcext:value-type="float">
            <text:p>2100</text:p>
          </table:table-cell>
          <table:table-cell table:style-name="ce5" office:value-type="float" office:value="53.3049536" calcext:value-type="float">
            <text:p>53,3049536</text:p>
          </table:table-cell>
          <table:table-cell table:style-name="ce5" office:value-type="float" office:value="-13.675598" calcext:value-type="float">
            <text:p>-13,6755980</text:p>
          </table:table-cell>
          <table:table-cell table:style-name="ce5" office:value-type="float" office:value="53.3450165" calcext:value-type="float">
            <text:p>53,3450165</text:p>
          </table:table-cell>
          <table:table-cell table:style-name="ce5" office:value-type="float" office:value="-13.6482955" calcext:value-type="float">
            <text:p>-13,6482955</text:p>
          </table:table-cell>
          <table:table-cell table:style-name="ce7" table:formula="of:=COS(RADIANS([.F4]))*COS(RADIANS([.H4]))*SIN(RADIANS([.G4]))*SIN(RADIANS([.I4]))" office:value-type="float" office:value="0.0199013340201125" calcext:value-type="float">
            <text:p>0,019901334020113</text:p>
          </table:table-cell>
          <table:table-cell table:formula="of:=SIN(RADIANS([.F4]))*SIN(RADIANS([.H4]))*SIN(RADIANS([.G4]))*SIN(RADIANS([.I4]))" office:value-type="float" office:value="0.0358856509531161" calcext:value-type="float">
            <text:p>0,035885650953116</text:p>
          </table:table-cell>
          <table:table-cell table:formula="of:=COS(RADIANS([.G4]))*COS(RADIANS([.I4]))" office:value-type="float" office:value="0.944212887854082" calcext:value-type="float">
            <text:p>0,944212887854082</text:p>
          </table:table-cell>
          <table:table-cell table:formula="of:=[.J4]+[.K4]+[.L4]" office:value-type="float" office:value="0.99999987282731" calcext:value-type="float">
            <text:p>0,99999987282731</text:p>
          </table:table-cell>
          <table:table-cell table:formula="of:=ACOS([.M4])" office:value-type="float" office:value="0.000504326664787374" calcext:value-type="float">
            <text:p>0,000504326664787</text:p>
          </table:table-cell>
          <table:table-cell table:formula="of:=0.01/[.N4]" office:value-type="float" office:value="19.8284181626923" calcext:value-type="float">
            <text:p>19,8284181626923</text:p>
          </table:table-cell>
          <table:table-cell table:formula="of:=[.E4]/[.O4]" office:value-type="float" office:value="105.908599605349" calcext:value-type="float">
            <text:p>105,908599605349</text:p>
          </table:table-cell>
          <table:table-cell/>
          <table:table-cell table:style-name="ce2" office:value-type="string" calcext:value-type="string">
            <text:p>NGC1357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2100" calcext:value-type="float">
            <text:p>2100</text:p>
          </table:table-cell>
          <table:table-cell table:style-name="ce5" office:value-type="float" office:value="53.3049536" calcext:value-type="float">
            <text:p>53,3049536</text:p>
          </table:table-cell>
          <table:table-cell table:style-name="ce5" office:value-type="float" office:value="-13.675598" calcext:value-type="float">
            <text:p>-13,6755980</text:p>
          </table:table-cell>
          <table:table-cell table:style-name="ce5" office:value-type="float" office:value="53.3450165" calcext:value-type="float">
            <text:p>53,3450165</text:p>
          </table:table-cell>
          <table:table-cell table:style-name="ce5" office:value-type="float" office:value="-13.6482955" calcext:value-type="float">
            <text:p>-13,6482955</text:p>
          </table:table-cell>
          <table:table-cell table:style-name="ce7" table:formula="of:=COS(RADIANS([.U4]))*COS(RADIANS([.W4]))*SIN(RADIANS([.V4]))*SIN(RADIANS([.X4]))" office:value-type="float" office:value="0.0199013340201125" calcext:value-type="float">
            <text:p>0,019901334020113</text:p>
          </table:table-cell>
          <table:table-cell table:formula="of:=SIN(RADIANS([.U4]))*SIN(RADIANS([.W4]))*SIN(RADIANS([.V4]))*SIN(RADIANS([.X4]))" office:value-type="float" office:value="0.0358856509531161" calcext:value-type="float">
            <text:p>0,035885650953116</text:p>
          </table:table-cell>
          <table:table-cell table:formula="of:=COS(RADIANS([.V4]))*COS(RADIANS([.X4]))" office:value-type="float" office:value="0.944212887854082" calcext:value-type="float">
            <text:p>0,944212887854082</text:p>
          </table:table-cell>
          <table:table-cell table:formula="of:=[.Y4]+[.Z4]+[.AA4]" office:value-type="float" office:value="0.99999987282731" calcext:value-type="float">
            <text:p>0,99999987282731</text:p>
          </table:table-cell>
          <table:table-cell table:formula="of:=ACOS([.AB4])" office:value-type="float" office:value="0.000504326664787374" calcext:value-type="float">
            <text:p>0,000504326664787</text:p>
          </table:table-cell>
          <table:table-cell table:formula="of:=0.01/[.AC4]" office:value-type="float" office:value="19.8284181626923" calcext:value-type="float">
            <text:p>19,8284181626923</text:p>
          </table:table-cell>
          <table:table-cell table:formula="of:=[.T4]/[.AD4]" office:value-type="float" office:value="105.908599605349" calcext:value-type="float">
            <text:p>105,908599605349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1832</text:p>
          </table:table-cell>
          <table:table-cell table:style-name="ce2" office:value-type="string" calcext:value-type="string">
            <text:p>SBb</text:p>
          </table:table-cell>
          <table:table-cell table:style-name="ce2" office:value-type="float" office:value="1860" calcext:value-type="float">
            <text:p>1860</text:p>
          </table:table-cell>
          <table:table-cell table:style-name="ce5" office:value-type="float" office:value="78.0089999" calcext:value-type="float">
            <text:p>78,0089999</text:p>
          </table:table-cell>
          <table:table-cell table:style-name="ce5" office:value-type="float" office:value="-15.6697095" calcext:value-type="float">
            <text:p>-15,6697095</text:p>
          </table:table-cell>
          <table:table-cell table:style-name="ce5" office:value-type="float" office:value="78.0118856" calcext:value-type="float">
            <text:p>78,0118856</text:p>
          </table:table-cell>
          <table:table-cell table:style-name="ce5" office:value-type="float" office:value="-15.709533" calcext:value-type="float">
            <text:p>-15,7095330</text:p>
          </table:table-cell>
          <table:table-cell table:style-name="ce7" table:formula="of:=COS(RADIANS([.F5]))*COS(RADIANS([.H5]))*SIN(RADIANS([.G5]))*SIN(RADIANS([.I5]))" office:value-type="float" office:value="0.00315579690334109" calcext:value-type="float">
            <text:p>0,003155796903341</text:p>
          </table:table-cell>
          <table:table-cell table:formula="of:=SIN(RADIANS([.F5]))*SIN(RADIANS([.H5]))*SIN(RADIANS([.G5]))*SIN(RADIANS([.I5]))" office:value-type="float" office:value="0.0699743341665935" calcext:value-type="float">
            <text:p>0,069974334166594</text:p>
          </table:table-cell>
          <table:table-cell table:formula="of:=COS(RADIANS([.G5]))*COS(RADIANS([.I5]))" office:value-type="float" office:value="0.926869627289242" calcext:value-type="float">
            <text:p>0,926869627289242</text:p>
          </table:table-cell>
          <table:table-cell table:formula="of:=[.J5]+[.K5]+[.L5]" office:value-type="float" office:value="0.999999758359176" calcext:value-type="float">
            <text:p>0,999999758359176</text:p>
          </table:table-cell>
          <table:table-cell table:formula="of:=ACOS([.M5])" office:value-type="float" office:value="0.000695184628192526" calcext:value-type="float">
            <text:p>0,000695184628193</text:p>
          </table:table-cell>
          <table:table-cell table:formula="of:=0.02/[.N5]" office:value-type="float" office:value="28.7693357835023" calcext:value-type="float">
            <text:p>28,7693357835023</text:p>
          </table:table-cell>
          <table:table-cell table:formula="of:=[.E5]/[.O5]" office:value-type="float" office:value="64.652170421905" calcext:value-type="float">
            <text:p>64,652170421905</text:p>
          </table:table-cell>
          <table:table-cell/>
          <table:table-cell table:style-name="ce2" office:value-type="string" calcext:value-type="string">
            <text:p>NGC2775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1200" calcext:value-type="float">
            <text:p>1200</text:p>
          </table:table-cell>
          <table:table-cell table:style-name="ce5" office:value-type="float" office:value="101.8265793" calcext:value-type="float">
            <text:p>101,8265793</text:p>
          </table:table-cell>
          <table:table-cell table:style-name="ce5" office:value-type="float" office:value="33.5587375" calcext:value-type="float">
            <text:p>33,5587375</text:p>
          </table:table-cell>
          <table:table-cell table:style-name="ce5" office:value-type="float" office:value="101.8199689" calcext:value-type="float">
            <text:p>101,8199689</text:p>
          </table:table-cell>
          <table:table-cell table:style-name="ce5" office:value-type="float" office:value="33.5751089" calcext:value-type="float">
            <text:p>33,5751089</text:p>
          </table:table-cell>
          <table:table-cell table:style-name="ce7" table:formula="of:=COS(RADIANS([.U5]))*COS(RADIANS([.W5]))*SIN(RADIANS([.V5]))*SIN(RADIANS([.X5]))" office:value-type="float" office:value="0.0128341417058861" calcext:value-type="float">
            <text:p>0,012834141705886</text:p>
          </table:table-cell>
          <table:table-cell table:formula="of:=SIN(RADIANS([.U5]))*SIN(RADIANS([.W5]))*SIN(RADIANS([.V5]))*SIN(RADIANS([.X5]))" office:value-type="float" office:value="0.292875981153079" calcext:value-type="float">
            <text:p>0,292875981153079</text:p>
          </table:table-cell>
          <table:table-cell table:formula="of:=COS(RADIANS([.V5]))*COS(RADIANS([.X5]))" office:value-type="float" office:value="0.694289834284186" calcext:value-type="float">
            <text:p>0,694289834284186</text:p>
          </table:table-cell>
          <table:table-cell table:formula="of:=[.Y5]+[.Z5]+[.AA5]" office:value-type="float" office:value="0.999999957143151" calcext:value-type="float">
            <text:p>0,999999957143151</text:p>
          </table:table-cell>
          <table:table-cell table:formula="of:=ACOS([.AB5])" office:value-type="float" office:value="0.000292769018315203" calcext:value-type="float">
            <text:p>0,000292769018315</text:p>
          </table:table-cell>
          <table:table-cell table:formula="of:=0.01/[.AC5]" office:value-type="float" office:value="34.1566196366917" calcext:value-type="float">
            <text:p>34,1566196366917</text:p>
          </table:table-cell>
          <table:table-cell table:formula="of:=[.T5]/[.AD5]" office:value-type="float" office:value="35.1322821978243" calcext:value-type="float">
            <text:p>35,1322821978243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2276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2650" calcext:value-type="float">
            <text:p>2650</text:p>
          </table:table-cell>
          <table:table-cell table:style-name="ce5" office:value-type="float" office:value="111.7342764" calcext:value-type="float">
            <text:p>111,7342764</text:p>
          </table:table-cell>
          <table:table-cell table:style-name="ce5" office:value-type="float" office:value="85.741232" calcext:value-type="float">
            <text:p>85,7412320</text:p>
          </table:table-cell>
          <table:table-cell table:style-name="ce5" office:value-type="float" office:value="111.9762775" calcext:value-type="float">
            <text:p>111,9762775</text:p>
          </table:table-cell>
          <table:table-cell table:style-name="ce5" office:value-type="float" office:value="85.7767928" calcext:value-type="float">
            <text:p>85,7767928</text:p>
          </table:table-cell>
          <table:table-cell table:style-name="ce7" table:formula="of:=COS(RADIANS([.F6]))*COS(RADIANS([.H6]))*SIN(RADIANS([.G6]))*SIN(RADIANS([.I6]))" office:value-type="float" office:value="0.137817742056448" calcext:value-type="float">
            <text:p>0,137817742056448</text:p>
          </table:table-cell>
          <table:table-cell table:formula="of:=SIN(RADIANS([.F6]))*SIN(RADIANS([.H6]))*SIN(RADIANS([.G6]))*SIN(RADIANS([.I6]))" office:value-type="float" office:value="0.856704447595484" calcext:value-type="float">
            <text:p>0,856704447595484</text:p>
          </table:table-cell>
          <table:table-cell table:formula="of:=COS(RADIANS([.G6]))*COS(RADIANS([.I6]))" office:value-type="float" office:value="0.00546874665011411" calcext:value-type="float">
            <text:p>0,005468746650114</text:p>
          </table:table-cell>
          <table:table-cell table:formula="of:=[.J6]+[.K6]+[.L6]" office:value-type="float" office:value="0.999990936302046" calcext:value-type="float">
            <text:p>0,999990936302046</text:p>
          </table:table-cell>
          <table:table-cell table:formula="of:=ACOS([.M6])" office:value-type="float" office:value="0.00425763118320141" calcext:value-type="float">
            <text:p>0,004257631183201</text:p>
          </table:table-cell>
          <table:table-cell table:formula="of:=0.02/[.N6]" office:value-type="float" office:value="4.69744774486586" calcext:value-type="float">
            <text:p>4,69744774486586</text:p>
          </table:table-cell>
          <table:table-cell table:formula="of:=[.E6]/[.O6]" office:value-type="float" office:value="564.136131774186" calcext:value-type="float">
            <text:p>564,136131774186</text:p>
          </table:table-cell>
          <table:table-cell/>
          <table:table-cell table:style-name="ce2" office:value-type="string" calcext:value-type="string">
            <text:p>NGC3417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2140" calcext:value-type="float">
            <text:p>2140</text:p>
          </table:table-cell>
          <table:table-cell table:style-name="ce5" office:value-type="float" office:value="162.7503313" calcext:value-type="float">
            <text:p>162,7503313</text:p>
          </table:table-cell>
          <table:table-cell table:style-name="ce5" office:value-type="float" office:value="8.4727266" calcext:value-type="float">
            <text:p>8,4727266</text:p>
          </table:table-cell>
          <table:table-cell table:style-name="ce5" office:value-type="float" office:value="163.7628212" calcext:value-type="float">
            <text:p>163,7628212</text:p>
          </table:table-cell>
          <table:table-cell table:style-name="ce5" office:value-type="float" office:value="8.4755998" calcext:value-type="float">
            <text:p>8,4755998</text:p>
          </table:table-cell>
          <table:table-cell table:style-name="ce7" table:formula="of:=COS(RADIANS([.U6]))*COS(RADIANS([.W6]))*SIN(RADIANS([.V6]))*SIN(RADIANS([.X6]))" office:value-type="float" office:value="0.0199119891212066" calcext:value-type="float">
            <text:p>0,019911989121207</text:p>
          </table:table-cell>
          <table:table-cell table:formula="of:=SIN(RADIANS([.U6]))*SIN(RADIANS([.W6]))*SIN(RADIANS([.V6]))*SIN(RADIANS([.X6]))" office:value-type="float" office:value="0.0018005948782402" calcext:value-type="float">
            <text:p>0,00180059487824</text:p>
          </table:table-cell>
          <table:table-cell table:formula="of:=COS(RADIANS([.V6]))*COS(RADIANS([.X6]))" office:value-type="float" office:value="0.978284024161907" calcext:value-type="float">
            <text:p>0,978284024161907</text:p>
          </table:table-cell>
          <table:table-cell table:formula="of:=[.Y6]+[.Z6]+[.AA6]" office:value-type="float" office:value="0.999996608161354" calcext:value-type="float">
            <text:p>0,999996608161354</text:p>
          </table:table-cell>
          <table:table-cell table:formula="of:=ACOS([.AB6])" office:value-type="float" office:value="0.00260455008148844" calcext:value-type="float">
            <text:p>0,002604550081488</text:p>
          </table:table-cell>
          <table:table-cell table:formula="of:=0.01/[.AC6]" office:value-type="float" office:value="3.83943471506804" calcext:value-type="float">
            <text:p>3,83943471506804</text:p>
          </table:table-cell>
          <table:table-cell table:formula="of:=[.T6]/[.AD6]" office:value-type="float" office:value="557.373717438525" calcext:value-type="float">
            <text:p>557,373717438525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2775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1200" calcext:value-type="float">
            <text:p>1200</text:p>
          </table:table-cell>
          <table:table-cell table:style-name="ce5" office:value-type="float" office:value="101.8265793" calcext:value-type="float">
            <text:p>101,8265793</text:p>
          </table:table-cell>
          <table:table-cell table:style-name="ce5" office:value-type="float" office:value="33.5587375" calcext:value-type="float">
            <text:p>33,5587375</text:p>
          </table:table-cell>
          <table:table-cell table:style-name="ce5" office:value-type="float" office:value="101.8199689" calcext:value-type="float">
            <text:p>101,8199689</text:p>
          </table:table-cell>
          <table:table-cell table:style-name="ce5" office:value-type="float" office:value="33.5751089" calcext:value-type="float">
            <text:p>33,5751089</text:p>
          </table:table-cell>
          <table:table-cell table:style-name="ce7" table:formula="of:=COS(RADIANS([.F7]))*COS(RADIANS([.H7]))*SIN(RADIANS([.G7]))*SIN(RADIANS([.I7]))" office:value-type="float" office:value="0.0128341417058861" calcext:value-type="float">
            <text:p>0,012834141705886</text:p>
          </table:table-cell>
          <table:table-cell table:formula="of:=SIN(RADIANS([.F7]))*SIN(RADIANS([.H7]))*SIN(RADIANS([.G7]))*SIN(RADIANS([.I7]))" office:value-type="float" office:value="0.292875981153079" calcext:value-type="float">
            <text:p>0,292875981153079</text:p>
          </table:table-cell>
          <table:table-cell table:formula="of:=COS(RADIANS([.G7]))*COS(RADIANS([.I7]))" office:value-type="float" office:value="0.694289834284186" calcext:value-type="float">
            <text:p>0,694289834284186</text:p>
          </table:table-cell>
          <table:table-cell table:formula="of:=[.J7]+[.K7]+[.L7]" office:value-type="float" office:value="0.999999957143151" calcext:value-type="float">
            <text:p>0,999999957143151</text:p>
          </table:table-cell>
          <table:table-cell table:formula="of:=ACOS([.M7])" office:value-type="float" office:value="0.000292769018315203" calcext:value-type="float">
            <text:p>0,000292769018315</text:p>
          </table:table-cell>
          <table:table-cell table:formula="of:=0.02/[.N7]" office:value-type="float" office:value="68.3132392733834" calcext:value-type="float">
            <text:p>68,3132392733834</text:p>
          </table:table-cell>
          <table:table-cell table:formula="of:=[.E7]/[.O7]" office:value-type="float" office:value="17.5661410989122" calcext:value-type="float">
            <text:p>17,5661410989122</text:p>
          </table:table-cell>
          <table:table-cell/>
          <table:table-cell table:style-name="ce2" office:value-type="string" calcext:value-type="string">
            <text:p>NGC3623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680" calcext:value-type="float">
            <text:p>680</text:p>
          </table:table-cell>
          <table:table-cell table:style-name="ce5" office:value-type="float" office:value="169.7405912" calcext:value-type="float">
            <text:p>169,7405912</text:p>
          </table:table-cell>
          <table:table-cell table:style-name="ce5" office:value-type="float" office:value="13.0272327" calcext:value-type="float">
            <text:p>13,0272327</text:p>
          </table:table-cell>
          <table:table-cell table:style-name="ce5" office:value-type="float" office:value="169.7244857" calcext:value-type="float">
            <text:p>169,7244857</text:p>
          </table:table-cell>
          <table:table-cell table:style-name="ce5" office:value-type="float" office:value="13.1627615" calcext:value-type="float">
            <text:p>13,1627615</text:p>
          </table:table-cell>
          <table:table-cell table:style-name="ce7" table:formula="of:=COS(RADIANS([.U7]))*COS(RADIANS([.W7]))*SIN(RADIANS([.V7]))*SIN(RADIANS([.X7]))" office:value-type="float" office:value="0.0497000523065193" calcext:value-type="float">
            <text:p>0,049700052306519</text:p>
          </table:table-cell>
          <table:table-cell table:formula="of:=SIN(RADIANS([.U7]))*SIN(RADIANS([.W7]))*SIN(RADIANS([.V7]))*SIN(RADIANS([.X7]))" office:value-type="float" office:value="0.0016308178621443" calcext:value-type="float">
            <text:p>0,001630817862144</text:p>
          </table:table-cell>
          <table:table-cell table:formula="of:=COS(RADIANS([.V7]))*COS(RADIANS([.X7]))" office:value-type="float" office:value="0.94866633018986" calcext:value-type="float">
            <text:p>0,94866633018986</text:p>
          </table:table-cell>
          <table:table-cell table:formula="of:=[.Y7]+[.Z7]+[.AA7]" office:value-type="float" office:value="0.999997200358524" calcext:value-type="float">
            <text:p>0,999997200358524</text:p>
          </table:table-cell>
          <table:table-cell table:formula="of:=ACOS([.AB7])" office:value-type="float" office:value="0.00236628095654228" calcext:value-type="float">
            <text:p>0,002366280956542</text:p>
          </table:table-cell>
          <table:table-cell table:formula="of:=0.01/[.AC7]" office:value-type="float" office:value="4.22604085637086" calcext:value-type="float">
            <text:p>4,22604085637086</text:p>
          </table:table-cell>
          <table:table-cell table:formula="of:=[.T7]/[.AD7]" office:value-type="float" office:value="160.907105044875" calcext:value-type="float">
            <text:p>160,907105044875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290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float" office:value="143.0006753" calcext:value-type="float">
            <text:p>143,0006753</text:p>
          </table:table-cell>
          <table:table-cell table:style-name="ce5" office:value-type="float" office:value="21.4390048" calcext:value-type="float">
            <text:p>21,4390048</text:p>
          </table:table-cell>
          <table:table-cell table:style-name="ce5" office:value-type="float" office:value="143.0833311" calcext:value-type="float">
            <text:p>143,0833311</text:p>
          </table:table-cell>
          <table:table-cell table:style-name="ce5" office:value-type="float" office:value="21.5827808" calcext:value-type="float">
            <text:p>21,5827808</text:p>
          </table:table-cell>
          <table:table-cell table:style-name="ce7" table:formula="of:=COS(RADIANS([.F8]))*COS(RADIANS([.H8]))*SIN(RADIANS([.G8]))*SIN(RADIANS([.I8]))" office:value-type="float" office:value="0.0858501819518535" calcext:value-type="float">
            <text:p>0,085850181951854</text:p>
          </table:table-cell>
          <table:table-cell table:formula="of:=SIN(RADIANS([.F8]))*SIN(RADIANS([.H8]))*SIN(RADIANS([.G8]))*SIN(RADIANS([.I8]))" office:value-type="float" office:value="0.0486009378080611" calcext:value-type="float">
            <text:p>0,048600937808061</text:p>
          </table:table-cell>
          <table:table-cell table:formula="of:=COS(RADIANS([.G8]))*COS(RADIANS([.I8]))" office:value-type="float" office:value="0.865545591880469" calcext:value-type="float">
            <text:p>0,865545591880469</text:p>
          </table:table-cell>
          <table:table-cell table:formula="of:=[.J8]+[.K8]+[.L8]" office:value-type="float" office:value="0.999996711640384" calcext:value-type="float">
            <text:p>0,999996711640384</text:p>
          </table:table-cell>
          <table:table-cell table:formula="of:=ACOS([.M8])" office:value-type="float" office:value="0.00256451220249782" calcext:value-type="float">
            <text:p>0,002564512202498</text:p>
          </table:table-cell>
          <table:table-cell table:formula="of:=0.02/[.N8]" office:value-type="float" office:value="7.79875407904869" calcext:value-type="float">
            <text:p>7,79875407904869</text:p>
          </table:table-cell>
          <table:table-cell table:formula="of:=[.E8]/[.O8]" office:value-type="float" office:value="60.2660367586987" calcext:value-type="float">
            <text:p>60,2660367586987</text:p>
          </table:table-cell>
          <table:table-cell/>
          <table:table-cell table:style-name="ce2" office:value-type="string" calcext:value-type="string">
            <text:p>NGC3368</text:p>
          </table:table-cell>
          <table:table-cell table:style-name="ce2" office:value-type="string" calcext:value-type="string">
            <text:p>Sab</text:p>
          </table:table-cell>
          <table:table-cell table:style-name="ce2" office:value-type="float" office:value="760" calcext:value-type="float">
            <text:p>760</text:p>
          </table:table-cell>
          <table:table-cell table:style-name="ce5" office:value-type="float" office:value="161.6665901" calcext:value-type="float">
            <text:p>161,6665901</text:p>
          </table:table-cell>
          <table:table-cell table:style-name="ce5" office:value-type="float" office:value="11.8566713" calcext:value-type="float">
            <text:p>11,8566713</text:p>
          </table:table-cell>
          <table:table-cell table:style-name="ce5" office:value-type="float" office:value="161.7120194" calcext:value-type="float">
            <text:p>161,7120194</text:p>
          </table:table-cell>
          <table:table-cell table:style-name="ce5" office:value-type="float" office:value="11.7871466" calcext:value-type="float">
            <text:p>11,7871466</text:p>
          </table:table-cell>
          <table:table-cell table:style-name="ce7" table:formula="of:=COS(RADIANS([.U8]))*COS(RADIANS([.W8]))*SIN(RADIANS([.V8]))*SIN(RADIANS([.X8]))" office:value-type="float" office:value="0.0378287868837128" calcext:value-type="float">
            <text:p>0,037828786883713</text:p>
          </table:table-cell>
          <table:table-cell table:formula="of:=SIN(RADIANS([.U8]))*SIN(RADIANS([.W8]))*SIN(RADIANS([.V8]))*SIN(RADIANS([.X8]))" office:value-type="float" office:value="0.00414268779826708" calcext:value-type="float">
            <text:p>0,004142687798267</text:p>
          </table:table-cell>
          <table:table-cell table:formula="of:=COS(RADIANS([.V8]))*COS(RADIANS([.X8]))" office:value-type="float" office:value="0.958027775912719" calcext:value-type="float">
            <text:p>0,958027775912719</text:p>
          </table:table-cell>
          <table:table-cell table:formula="of:=[.Y8]+[.Z8]+[.AA8]" office:value-type="float" office:value="0.999999250594699" calcext:value-type="float">
            <text:p>0,999999250594699</text:p>
          </table:table-cell>
          <table:table-cell table:formula="of:=ACOS([.AB8])" office:value-type="float" office:value="0.00122425928197379" calcext:value-type="float">
            <text:p>0,001224259281974</text:p>
          </table:table-cell>
          <table:table-cell table:formula="of:=0.01/[.AC8]" office:value-type="float" office:value="8.16820435608843" calcext:value-type="float">
            <text:p>8,16820435608843</text:p>
          </table:table-cell>
          <table:table-cell table:formula="of:=[.T8]/[.AD8]" office:value-type="float" office:value="93.043705430008" calcext:value-type="float">
            <text:p>93,043705430008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034</text:p>
          </table:table-cell>
          <table:table-cell table:style-name="ce2" office:value-type="string" calcext:value-type="string">
            <text:p>I0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float" office:value="149.1632762" calcext:value-type="float">
            <text:p>149,1632762</text:p>
          </table:table-cell>
          <table:table-cell table:style-name="ce5" office:value-type="float" office:value="69.7157523" calcext:value-type="float">
            <text:p>69,7157523</text:p>
          </table:table-cell>
          <table:table-cell table:style-name="ce5" office:value-type="float" office:value="148.758993" calcext:value-type="float">
            <text:p>148,7589930</text:p>
          </table:table-cell>
          <table:table-cell table:style-name="ce5" office:value-type="float" office:value="69.6423744" calcext:value-type="float">
            <text:p>69,6423744</text:p>
          </table:table-cell>
          <table:table-cell table:style-name="ce7" table:formula="of:=COS(RADIANS([.F9]))*COS(RADIANS([.H9]))*SIN(RADIANS([.G9]))*SIN(RADIANS([.I9]))" office:value-type="float" office:value="0.645586859860377" calcext:value-type="float">
            <text:p>0,645586859860377</text:p>
          </table:table-cell>
          <table:table-cell table:formula="of:=SIN(RADIANS([.F9]))*SIN(RADIANS([.H9]))*SIN(RADIANS([.G9]))*SIN(RADIANS([.I9]))" office:value-type="float" office:value="0.23378858903724" calcext:value-type="float">
            <text:p>0,23378858903724</text:p>
          </table:table-cell>
          <table:table-cell table:formula="of:=COS(RADIANS([.G9]))*COS(RADIANS([.I9]))" office:value-type="float" office:value="0.120601839324909" calcext:value-type="float">
            <text:p>0,120601839324909</text:p>
          </table:table-cell>
          <table:table-cell table:formula="of:=[.J9]+[.K9]+[.L9]" office:value-type="float" office:value="0.999977288222526" calcext:value-type="float">
            <text:p>0,999977288222526</text:p>
          </table:table-cell>
          <table:table-cell table:formula="of:=ACOS([.M9])" office:value-type="float" office:value="0.00673971267117995" calcext:value-type="float">
            <text:p>0,00673971267118</text:p>
          </table:table-cell>
          <table:table-cell table:formula="of:=0.02/[.N9]" office:value-type="float" office:value="2.96748555550789" calcext:value-type="float">
            <text:p>2,96748555550789</text:p>
          </table:table-cell>
          <table:table-cell table:formula="of:=[.E9]/[.O9]" office:value-type="float" office:value="138.164109759189" calcext:value-type="float">
            <text:p>138,164109759189</text:p>
          </table:table-cell>
          <table:table-cell/>
          <table:table-cell table:style-name="ce2" office:value-type="string" calcext:value-type="string">
            <text:p>NGC5548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214.5099643" calcext:value-type="float">
            <text:p>214,5099643</text:p>
          </table:table-cell>
          <table:table-cell table:style-name="ce2" office:value-type="float" office:value="25.1385214" calcext:value-type="float">
            <text:p>25,1385214</text:p>
          </table:table-cell>
          <table:table-cell table:style-name="ce2" office:value-type="float" office:value="214.4818249" calcext:value-type="float">
            <text:p>214,4818249</text:p>
          </table:table-cell>
          <table:table-cell table:style-name="ce2" office:value-type="float" office:value="25.1378162" calcext:value-type="float">
            <text:p>25,1378162</text:p>
          </table:table-cell>
          <table:table-cell table:style-name="ce7" table:formula="of:=COS(RADIANS([.U9]))*COS(RADIANS([.W9]))*SIN(RADIANS([.V9]))*SIN(RADIANS([.X9]))" office:value-type="float" office:value="0.122575727472279" calcext:value-type="float">
            <text:p>0,122575727472279</text:p>
          </table:table-cell>
          <table:table-cell table:formula="of:=SIN(RADIANS([.U9]))*SIN(RADIANS([.W9]))*SIN(RADIANS([.V9]))*SIN(RADIANS([.X9]))" office:value-type="float" office:value="0.0578814932840028" calcext:value-type="float">
            <text:p>0,057881493284003</text:p>
          </table:table-cell>
          <table:table-cell table:formula="of:=COS(RADIANS([.V9]))*COS(RADIANS([.X9]))" office:value-type="float" office:value="0.819542757404476" calcext:value-type="float">
            <text:p>0,819542757404476</text:p>
          </table:table-cell>
          <table:table-cell table:formula="of:=[.Y9]+[.Z9]+[.AA9]" office:value-type="float" office:value="0.999999978160757" calcext:value-type="float">
            <text:p>0,999999978160757</text:p>
          </table:table-cell>
          <table:table-cell table:formula="of:=ACOS([.AB9])" office:value-type="float" office:value="0.000208993984200682" calcext:value-type="float">
            <text:p>0,000208993984201</text:p>
          </table:table-cell>
          <table:table-cell table:formula="of:=0.01/[.AC9]" office:value-type="float" office:value="47.8482672036995" calcext:value-type="float">
            <text:p>47,8482672036995</text:p>
          </table:table-cell>
          <table:table-cell table:formula="of:=[.T9]/[.AD9]" office:value-type="float" office:value="103.661016163538" calcext:value-type="float">
            <text:p>103,661016163538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147</text:p>
          </table:table-cell>
          <table:table-cell table:style-name="ce2" office:value-type="string" calcext:value-type="string">
            <text:p>Sb</text:p>
          </table:table-cell>
          <table:table-cell table:style-name="ce2" office:value-type="float" office:value="2900" calcext:value-type="float">
            <text:p>2900</text:p>
          </table:table-cell>
          <table:table-cell table:style-name="ce5" office:value-type="float" office:value="154.2" calcext:value-type="float">
            <text:p>154,2000000</text:p>
          </table:table-cell>
          <table:table-cell table:style-name="ce5" office:value-type="float" office:value="73.3809531" calcext:value-type="float">
            <text:p>73,3809531</text:p>
          </table:table-cell>
          <table:table-cell table:style-name="ce5" office:value-type="float" office:value="154.1433262" calcext:value-type="float">
            <text:p>154,1433262</text:p>
          </table:table-cell>
          <table:table-cell table:style-name="ce5" office:value-type="float" office:value="73.4230137" calcext:value-type="float">
            <text:p>73,4230137</text:p>
          </table:table-cell>
          <table:table-cell table:style-name="ce7" table:formula="of:=COS(RADIANS([.F10]))*COS(RADIANS([.H10]))*SIN(RADIANS([.G10]))*SIN(RADIANS([.I10]))" office:value-type="float" office:value="0.744075521849929" calcext:value-type="float">
            <text:p>0,744075521849929</text:p>
          </table:table-cell>
          <table:table-cell table:formula="of:=SIN(RADIANS([.F10]))*SIN(RADIANS([.H10]))*SIN(RADIANS([.G10]))*SIN(RADIANS([.I10]))" office:value-type="float" office:value="0.174325004787486" calcext:value-type="float">
            <text:p>0,174325004787486</text:p>
          </table:table-cell>
          <table:table-cell table:formula="of:=COS(RADIANS([.G10]))*COS(RADIANS([.I10]))" office:value-type="float" office:value="0.0815987546293807" calcext:value-type="float">
            <text:p>0,081598754629381</text:p>
          </table:table-cell>
          <table:table-cell table:formula="of:=[.J10]+[.K10]+[.L10]" office:value-type="float" office:value="0.999999281266796" calcext:value-type="float">
            <text:p>0,999999281266796</text:p>
          </table:table-cell>
          <table:table-cell table:formula="of:=ACOS([.M10])" office:value-type="float" office:value="0.00119894394368453" calcext:value-type="float">
            <text:p>0,001198943943685</text:p>
          </table:table-cell>
          <table:table-cell table:formula="of:=0.02/[.N10]" office:value-type="float" office:value="16.6813470349056" calcext:value-type="float">
            <text:p>16,6813470349056</text:p>
          </table:table-cell>
          <table:table-cell table:formula="of:=[.E10]/[.O10]" office:value-type="float" office:value="173.846871834258" calcext:value-type="float">
            <text:p>173,846871834258</text:p>
          </table:table-cell>
          <table:table-cell/>
          <table:table-cell table:style-name="ce2" office:value-type="string" calcext:value-type="string">
            <text:p>NGC7469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345.8192889" calcext:value-type="float">
            <text:p>345,8192889</text:p>
          </table:table-cell>
          <table:table-cell table:style-name="ce2" office:value-type="float" office:value="8.87000973" calcext:value-type="float">
            <text:p>8,87000973</text:p>
          </table:table-cell>
          <table:table-cell table:style-name="ce2" office:value-type="float" office:value="345.8105057" calcext:value-type="float">
            <text:p>345,8105057</text:p>
          </table:table-cell>
          <table:table-cell table:style-name="ce2" office:value-type="float" office:value="8.877936" calcext:value-type="float">
            <text:p>8,877936</text:p>
          </table:table-cell>
          <table:table-cell table:style-name="ce7" table:formula="of:=COS(RADIANS([.U10]))*COS(RADIANS([.W10]))*SIN(RADIANS([.V10]))*SIN(RADIANS([.X10]))" office:value-type="float" office:value="0.0223675924845761" calcext:value-type="float">
            <text:p>0,022367592484576</text:p>
          </table:table-cell>
          <table:table-cell table:formula="of:=SIN(RADIANS([.U10]))*SIN(RADIANS([.W10]))*SIN(RADIANS([.V10]))*SIN(RADIANS([.X10]))" office:value-type="float" office:value="0.00142903766777433" calcext:value-type="float">
            <text:p>0,001429037667774</text:p>
          </table:table-cell>
          <table:table-cell table:formula="of:=COS(RADIANS([.V10]))*COS(RADIANS([.X10]))" office:value-type="float" office:value="0.976203359999134" calcext:value-type="float">
            <text:p>0,976203359999134</text:p>
          </table:table-cell>
          <table:table-cell table:formula="of:=[.Y10]+[.Z10]+[.AA10]" office:value-type="float" office:value="0.999999990151485" calcext:value-type="float">
            <text:p>0,999999990151485</text:p>
          </table:table-cell>
          <table:table-cell table:formula="of:=ACOS([.AB10])" office:value-type="float" office:value="0.000140346110403896" calcext:value-type="float">
            <text:p>0,000140346110404</text:p>
          </table:table-cell>
          <table:table-cell table:formula="of:=0.01/[.AC10]" office:value-type="float" office:value="71.2524199724627" calcext:value-type="float">
            <text:p>71,2524199724627</text:p>
          </table:table-cell>
          <table:table-cell table:formula="of:=[.T10]/[.AD10]" office:value-type="float" office:value="71.8572085267946" calcext:value-type="float">
            <text:p>71,8572085267946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227</text:p>
          </table:table-cell>
          <table:table-cell table:style-name="ce2" office:value-type="string" calcext:value-type="string">
            <text:p>Sb</text:p>
          </table:table-cell>
          <table:table-cell table:style-name="ce2" office:value-type="float" office:value="1100" calcext:value-type="float">
            <text:p>1100</text:p>
          </table:table-cell>
          <table:table-cell table:style-name="ce5" office:value-type="float" office:value="155.8925518" calcext:value-type="float">
            <text:p>155,8925518</text:p>
          </table:table-cell>
          <table:table-cell table:style-name="ce5" office:value-type="float" office:value="19.8360856" calcext:value-type="float">
            <text:p>19,8360856</text:p>
          </table:table-cell>
          <table:table-cell table:style-name="ce5" office:value-type="float" office:value="155.8623463" calcext:value-type="float">
            <text:p>155,8623463</text:p>
          </table:table-cell>
          <table:table-cell table:style-name="ce5" office:value-type="float" office:value="19.8886482" calcext:value-type="float">
            <text:p>19,8886482</text:p>
          </table:table-cell>
          <table:table-cell table:style-name="ce7" table:formula="of:=COS(RADIANS([.F11]))*COS(RADIANS([.H11]))*SIN(RADIANS([.G11]))*SIN(RADIANS([.I11]))" office:value-type="float" office:value="0.0961566316337824" calcext:value-type="float">
            <text:p>0,096156631633782</text:p>
          </table:table-cell>
          <table:table-cell table:formula="of:=SIN(RADIANS([.F11]))*SIN(RADIANS([.H11]))*SIN(RADIANS([.G11]))*SIN(RADIANS([.I11]))" office:value-type="float" office:value="0.0192812738814442" calcext:value-type="float">
            <text:p>0,019281273881444</text:p>
          </table:table-cell>
          <table:table-cell table:formula="of:=COS(RADIANS([.G11]))*COS(RADIANS([.I11]))" office:value-type="float" office:value="0.884561657640688" calcext:value-type="float">
            <text:p>0,884561657640688</text:p>
          </table:table-cell>
          <table:table-cell table:formula="of:=[.J11]+[.K11]+[.L11]" office:value-type="float" office:value="0.999999563155914" calcext:value-type="float">
            <text:p>0,999999563155914</text:p>
          </table:table-cell>
          <table:table-cell table:formula="of:=ACOS([.M11])" office:value-type="float" office:value="0.00093471291580704" calcext:value-type="float">
            <text:p>0,000934712915807</text:p>
          </table:table-cell>
          <table:table-cell table:formula="of:=0.02/[.N11]" office:value-type="float" office:value="21.3969440902952" calcext:value-type="float">
            <text:p>21,3969440902952</text:p>
          </table:table-cell>
          <table:table-cell table:formula="of:=[.E11]/[.O11]" office:value-type="float" office:value="51.4092103693872" calcext:value-type="float">
            <text:p>51,4092103693872</text:p>
          </table:table-cell>
          <table:table-cell/>
          <table:table-cell table:style-name="ce2" office:value-type="string" calcext:value-type="string">
            <text:p>NGC1832</text:p>
          </table:table-cell>
          <table:table-cell table:style-name="ce2" office:value-type="string" calcext:value-type="string">
            <text:p>SBb</text:p>
          </table:table-cell>
          <table:table-cell table:style-name="ce2" office:value-type="float" office:value="1860" calcext:value-type="float">
            <text:p>1860</text:p>
          </table:table-cell>
          <table:table-cell table:style-name="ce5" office:value-type="float" office:value="78.0089999" calcext:value-type="float">
            <text:p>78,0089999</text:p>
          </table:table-cell>
          <table:table-cell table:style-name="ce5" office:value-type="float" office:value="-15.6697095" calcext:value-type="float">
            <text:p>-15,6697095</text:p>
          </table:table-cell>
          <table:table-cell table:style-name="ce5" office:value-type="float" office:value="78.0118856" calcext:value-type="float">
            <text:p>78,0118856</text:p>
          </table:table-cell>
          <table:table-cell table:style-name="ce5" office:value-type="float" office:value="-15.709533" calcext:value-type="float">
            <text:p>-15,7095330</text:p>
          </table:table-cell>
          <table:table-cell table:style-name="ce7" table:formula="of:=COS(RADIANS([.U11]))*COS(RADIANS([.W11]))*SIN(RADIANS([.V11]))*SIN(RADIANS([.X11]))" office:value-type="float" office:value="0.00315579690334109" calcext:value-type="float">
            <text:p>0,003155796903341</text:p>
          </table:table-cell>
          <table:table-cell table:formula="of:=SIN(RADIANS([.U11]))*SIN(RADIANS([.W11]))*SIN(RADIANS([.V11]))*SIN(RADIANS([.X11]))" office:value-type="float" office:value="0.0699743341665935" calcext:value-type="float">
            <text:p>0,069974334166594</text:p>
          </table:table-cell>
          <table:table-cell table:formula="of:=COS(RADIANS([.V11]))*COS(RADIANS([.X11]))" office:value-type="float" office:value="0.926869627289242" calcext:value-type="float">
            <text:p>0,926869627289242</text:p>
          </table:table-cell>
          <table:table-cell table:formula="of:=[.Y11]+[.Z11]+[.AA11]" office:value-type="float" office:value="0.999999758359176" calcext:value-type="float">
            <text:p>0,999999758359176</text:p>
          </table:table-cell>
          <table:table-cell table:formula="of:=ACOS([.AB11])" office:value-type="float" office:value="0.000695184628192526" calcext:value-type="float">
            <text:p>0,000695184628193</text:p>
          </table:table-cell>
          <table:table-cell table:formula="of:=0.01/[.AC11]" office:value-type="float" office:value="14.3846678917512" calcext:value-type="float">
            <text:p>14,3846678917512</text:p>
          </table:table-cell>
          <table:table-cell table:formula="of:=[.T11]/[.AD11]" office:value-type="float" office:value="129.30434084381" calcext:value-type="float">
            <text:p>129,30434084381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245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1210" calcext:value-type="float">
            <text:p>1210</text:p>
          </table:table-cell>
          <table:table-cell table:style-name="ce5" office:value-type="float" office:value="156.8247937" calcext:value-type="float">
            <text:p>156,8247937</text:p>
          </table:table-cell>
          <table:table-cell table:style-name="ce5" office:value-type="float" office:value="28.5258558" calcext:value-type="float">
            <text:p>28,5258558</text:p>
          </table:table-cell>
          <table:table-cell table:style-name="ce5" office:value-type="float" office:value="156.8293384" calcext:value-type="float">
            <text:p>156,8293384</text:p>
          </table:table-cell>
          <table:table-cell table:style-name="ce5" office:value-type="float" office:value="28.4898004" calcext:value-type="float">
            <text:p>28,4898004</text:p>
          </table:table-cell>
          <table:table-cell table:style-name="ce7" table:formula="of:=COS(RADIANS([.F12]))*COS(RADIANS([.H12]))*SIN(RADIANS([.G12]))*SIN(RADIANS([.I12]))" office:value-type="float" office:value="0.192521314954219" calcext:value-type="float">
            <text:p>0,192521314954219</text:p>
          </table:table-cell>
          <table:table-cell table:formula="of:=SIN(RADIANS([.F12]))*SIN(RADIANS([.H12]))*SIN(RADIANS([.G12]))*SIN(RADIANS([.I12]))" office:value-type="float" office:value="0.0352736622917745" calcext:value-type="float">
            <text:p>0,035273662291775</text:p>
          </table:table-cell>
          <table:table-cell table:formula="of:=COS(RADIANS([.G12]))*COS(RADIANS([.I12]))" office:value-type="float" office:value="0.772204824037324" calcext:value-type="float">
            <text:p>0,772204824037324</text:p>
          </table:table-cell>
          <table:table-cell table:formula="of:=[.J12]+[.K12]+[.L12]" office:value-type="float" office:value="0.999999801283318" calcext:value-type="float">
            <text:p>0,999999801283318</text:p>
          </table:table-cell>
          <table:table-cell table:formula="of:=ACOS([.M12])" office:value-type="float" office:value="0.00063042317361085" calcext:value-type="float">
            <text:p>0,000630423173611</text:p>
          </table:table-cell>
          <table:table-cell table:formula="of:=0.02/[.N12]" office:value-type="float" office:value="31.7247221187108" calcext:value-type="float">
            <text:p>31,7247221187108</text:p>
          </table:table-cell>
          <table:table-cell table:formula="of:=[.E12]/[.O12]" office:value-type="float" office:value="38.1406020034564" calcext:value-type="float">
            <text:p>38,1406020034564</text:p>
          </table:table-cell>
          <table:table-cell/>
          <table:table-cell table:style-name="ce2" office:value-type="string" calcext:value-type="string">
            <text:p>NGC3147</text:p>
          </table:table-cell>
          <table:table-cell table:style-name="ce2" office:value-type="string" calcext:value-type="string">
            <text:p>Sb</text:p>
          </table:table-cell>
          <table:table-cell table:style-name="ce2" office:value-type="float" office:value="2900" calcext:value-type="float">
            <text:p>2900</text:p>
          </table:table-cell>
          <table:table-cell table:style-name="ce5" office:value-type="float" office:value="154.2" calcext:value-type="float">
            <text:p>154,2000000</text:p>
          </table:table-cell>
          <table:table-cell table:style-name="ce5" office:value-type="float" office:value="73.3809531" calcext:value-type="float">
            <text:p>73,3809531</text:p>
          </table:table-cell>
          <table:table-cell table:style-name="ce5" office:value-type="float" office:value="154.1433262" calcext:value-type="float">
            <text:p>154,1433262</text:p>
          </table:table-cell>
          <table:table-cell table:style-name="ce5" office:value-type="float" office:value="73.4230137" calcext:value-type="float">
            <text:p>73,4230137</text:p>
          </table:table-cell>
          <table:table-cell table:style-name="ce7" table:formula="of:=COS(RADIANS([.U12]))*COS(RADIANS([.W12]))*SIN(RADIANS([.V12]))*SIN(RADIANS([.X12]))" office:value-type="float" office:value="0.744075521849929" calcext:value-type="float">
            <text:p>0,744075521849929</text:p>
          </table:table-cell>
          <table:table-cell table:formula="of:=SIN(RADIANS([.U12]))*SIN(RADIANS([.W12]))*SIN(RADIANS([.V12]))*SIN(RADIANS([.X12]))" office:value-type="float" office:value="0.174325004787486" calcext:value-type="float">
            <text:p>0,174325004787486</text:p>
          </table:table-cell>
          <table:table-cell table:formula="of:=COS(RADIANS([.V12]))*COS(RADIANS([.X12]))" office:value-type="float" office:value="0.0815987546293807" calcext:value-type="float">
            <text:p>0,081598754629381</text:p>
          </table:table-cell>
          <table:table-cell table:formula="of:=[.Y12]+[.Z12]+[.AA12]" office:value-type="float" office:value="0.999999281266796" calcext:value-type="float">
            <text:p>0,999999281266796</text:p>
          </table:table-cell>
          <table:table-cell table:formula="of:=ACOS([.AB12])" office:value-type="float" office:value="0.00119894394368453" calcext:value-type="float">
            <text:p>0,001198943943685</text:p>
          </table:table-cell>
          <table:table-cell table:formula="of:=0.01/[.AC12]" office:value-type="float" office:value="8.34067351745278" calcext:value-type="float">
            <text:p>8,34067351745278</text:p>
          </table:table-cell>
          <table:table-cell table:formula="of:=[.T12]/[.AD12]" office:value-type="float" office:value="347.693743668515" calcext:value-type="float">
            <text:p>347,693743668515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310</text:p>
          </table:table-cell>
          <table:table-cell table:style-name="ce2" office:value-type="string" calcext:value-type="string">
            <text:p>Sbc</text:p>
          </table:table-cell>
          <table:table-cell table:style-name="ce2" office:value-type="float" office:value="1070" calcext:value-type="float">
            <text:p>1070</text:p>
          </table:table-cell>
          <table:table-cell table:style-name="ce5" office:value-type="float" office:value="159.7074635" calcext:value-type="float">
            <text:p>159,7074635</text:p>
          </table:table-cell>
          <table:table-cell table:style-name="ce5" office:value-type="float" office:value="53.4890406" calcext:value-type="float">
            <text:p>53,4890406</text:p>
          </table:table-cell>
          <table:table-cell table:style-name="ce5" office:value-type="float" office:value="159.6797433" calcext:value-type="float">
            <text:p>159,6797433</text:p>
          </table:table-cell>
          <table:table-cell table:style-name="ce5" office:value-type="float" office:value="53.5219247" calcext:value-type="float">
            <text:p>53,5219247</text:p>
          </table:table-cell>
          <table:table-cell table:style-name="ce7" table:formula="of:=COS(RADIANS([.F13]))*COS(RADIANS([.H13]))*SIN(RADIANS([.G13]))*SIN(RADIANS([.I13]))" office:value-type="float" office:value="0.568441536211872" calcext:value-type="float">
            <text:p>0,568441536211872</text:p>
          </table:table-cell>
          <table:table-cell table:formula="of:=SIN(RADIANS([.F13]))*SIN(RADIANS([.H13]))*SIN(RADIANS([.G13]))*SIN(RADIANS([.I13]))" office:value-type="float" office:value="0.0778356645673395" calcext:value-type="float">
            <text:p>0,07783566456734</text:p>
          </table:table-cell>
          <table:table-cell table:formula="of:=COS(RADIANS([.G13]))*COS(RADIANS([.I13]))" office:value-type="float" office:value="0.353722558882276" calcext:value-type="float">
            <text:p>0,353722558882276</text:p>
          </table:table-cell>
          <table:table-cell table:formula="of:=[.J13]+[.K13]+[.L13]" office:value-type="float" office:value="0.999999759661488" calcext:value-type="float">
            <text:p>0,999999759661488</text:p>
          </table:table-cell>
          <table:table-cell table:formula="of:=ACOS([.M13])" office:value-type="float" office:value="0.000693308765024724" calcext:value-type="float">
            <text:p>0,000693308765025</text:p>
          </table:table-cell>
          <table:table-cell table:formula="of:=0.02/[.N13]" office:value-type="float" office:value="28.8471760475822" calcext:value-type="float">
            <text:p>28,8471760475822</text:p>
          </table:table-cell>
          <table:table-cell table:formula="of:=[.E13]/[.O13]" office:value-type="float" office:value="37.0920189288227" calcext:value-type="float">
            <text:p>37,0920189288227</text:p>
          </table:table-cell>
          <table:table-cell/>
          <table:table-cell table:style-name="ce2" office:value-type="string" calcext:value-type="string">
            <text:p>NGC3227</text:p>
          </table:table-cell>
          <table:table-cell table:style-name="ce2" office:value-type="string" calcext:value-type="string">
            <text:p>Sb</text:p>
          </table:table-cell>
          <table:table-cell table:style-name="ce2" office:value-type="float" office:value="1100" calcext:value-type="float">
            <text:p>1100</text:p>
          </table:table-cell>
          <table:table-cell table:style-name="ce5" office:value-type="float" office:value="155.8925518" calcext:value-type="float">
            <text:p>155,8925518</text:p>
          </table:table-cell>
          <table:table-cell table:style-name="ce5" office:value-type="float" office:value="19.8360856" calcext:value-type="float">
            <text:p>19,8360856</text:p>
          </table:table-cell>
          <table:table-cell table:style-name="ce5" office:value-type="float" office:value="155.8623463" calcext:value-type="float">
            <text:p>155,8623463</text:p>
          </table:table-cell>
          <table:table-cell table:style-name="ce5" office:value-type="float" office:value="19.8886482" calcext:value-type="float">
            <text:p>19,8886482</text:p>
          </table:table-cell>
          <table:table-cell table:style-name="ce7" table:formula="of:=COS(RADIANS([.U13]))*COS(RADIANS([.W13]))*SIN(RADIANS([.V13]))*SIN(RADIANS([.X13]))" office:value-type="float" office:value="0.0961566316337824" calcext:value-type="float">
            <text:p>0,096156631633782</text:p>
          </table:table-cell>
          <table:table-cell table:formula="of:=SIN(RADIANS([.U13]))*SIN(RADIANS([.W13]))*SIN(RADIANS([.V13]))*SIN(RADIANS([.X13]))" office:value-type="float" office:value="0.0192812738814442" calcext:value-type="float">
            <text:p>0,019281273881444</text:p>
          </table:table-cell>
          <table:table-cell table:formula="of:=COS(RADIANS([.V13]))*COS(RADIANS([.X13]))" office:value-type="float" office:value="0.884561657640688" calcext:value-type="float">
            <text:p>0,884561657640688</text:p>
          </table:table-cell>
          <table:table-cell table:formula="of:=[.Y13]+[.Z13]+[.AA13]" office:value-type="float" office:value="0.999999563155914" calcext:value-type="float">
            <text:p>0,999999563155914</text:p>
          </table:table-cell>
          <table:table-cell table:formula="of:=ACOS([.AB13])" office:value-type="float" office:value="0.00093471291580704" calcext:value-type="float">
            <text:p>0,000934712915807</text:p>
          </table:table-cell>
          <table:table-cell table:formula="of:=0.01/[.AC13]" office:value-type="float" office:value="10.6984720451476" calcext:value-type="float">
            <text:p>10,6984720451476</text:p>
          </table:table-cell>
          <table:table-cell table:formula="of:=[.T13]/[.AD13]" office:value-type="float" office:value="102.818420738774" calcext:value-type="float">
            <text:p>102,818420738774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368</text:p>
          </table:table-cell>
          <table:table-cell table:style-name="ce2" office:value-type="string" calcext:value-type="string">
            <text:p>Sab</text:p>
          </table:table-cell>
          <table:table-cell table:style-name="ce2" office:value-type="float" office:value="760" calcext:value-type="float">
            <text:p>760</text:p>
          </table:table-cell>
          <table:table-cell table:style-name="ce5" office:value-type="float" office:value="161.6665901" calcext:value-type="float">
            <text:p>161,6665901</text:p>
          </table:table-cell>
          <table:table-cell table:style-name="ce5" office:value-type="float" office:value="11.8566713" calcext:value-type="float">
            <text:p>11,8566713</text:p>
          </table:table-cell>
          <table:table-cell table:style-name="ce5" office:value-type="float" office:value="161.7120194" calcext:value-type="float">
            <text:p>161,7120194</text:p>
          </table:table-cell>
          <table:table-cell table:style-name="ce5" office:value-type="float" office:value="11.7871466" calcext:value-type="float">
            <text:p>11,7871466</text:p>
          </table:table-cell>
          <table:table-cell table:style-name="ce7" table:formula="of:=COS(RADIANS([.F14]))*COS(RADIANS([.H14]))*SIN(RADIANS([.G14]))*SIN(RADIANS([.I14]))" office:value-type="float" office:value="0.0378287868837128" calcext:value-type="float">
            <text:p>0,037828786883713</text:p>
          </table:table-cell>
          <table:table-cell table:formula="of:=SIN(RADIANS([.F14]))*SIN(RADIANS([.H14]))*SIN(RADIANS([.G14]))*SIN(RADIANS([.I14]))" office:value-type="float" office:value="0.00414268779826708" calcext:value-type="float">
            <text:p>0,004142687798267</text:p>
          </table:table-cell>
          <table:table-cell table:formula="of:=COS(RADIANS([.G14]))*COS(RADIANS([.I14]))" office:value-type="float" office:value="0.958027775912719" calcext:value-type="float">
            <text:p>0,958027775912719</text:p>
          </table:table-cell>
          <table:table-cell table:formula="of:=[.J14]+[.K14]+[.L14]" office:value-type="float" office:value="0.999999250594699" calcext:value-type="float">
            <text:p>0,999999250594699</text:p>
          </table:table-cell>
          <table:table-cell table:formula="of:=ACOS([.M14])" office:value-type="float" office:value="0.00122425928197379" calcext:value-type="float">
            <text:p>0,001224259281974</text:p>
          </table:table-cell>
          <table:table-cell table:formula="of:=0.02/[.N14]" office:value-type="float" office:value="16.3364087121769" calcext:value-type="float">
            <text:p>16,3364087121769</text:p>
          </table:table-cell>
          <table:table-cell table:formula="of:=[.E14]/[.O14]" office:value-type="float" office:value="46.521852715004" calcext:value-type="float">
            <text:p>46,521852715004</text:p>
          </table:table-cell>
          <table:table-cell/>
          <table:table-cell table:style-name="ce2" office:value-type="string" calcext:value-type="string">
            <text:p>NGC3310</text:p>
          </table:table-cell>
          <table:table-cell table:style-name="ce2" office:value-type="string" calcext:value-type="string">
            <text:p>Sbc</text:p>
          </table:table-cell>
          <table:table-cell table:style-name="ce2" office:value-type="float" office:value="1070" calcext:value-type="float">
            <text:p>1070</text:p>
          </table:table-cell>
          <table:table-cell table:style-name="ce5" office:value-type="float" office:value="159.7074635" calcext:value-type="float">
            <text:p>159,7074635</text:p>
          </table:table-cell>
          <table:table-cell table:style-name="ce5" office:value-type="float" office:value="53.4890406" calcext:value-type="float">
            <text:p>53,4890406</text:p>
          </table:table-cell>
          <table:table-cell table:style-name="ce5" office:value-type="float" office:value="159.6797433" calcext:value-type="float">
            <text:p>159,6797433</text:p>
          </table:table-cell>
          <table:table-cell table:style-name="ce5" office:value-type="float" office:value="53.5219247" calcext:value-type="float">
            <text:p>53,5219247</text:p>
          </table:table-cell>
          <table:table-cell table:style-name="ce7" table:formula="of:=COS(RADIANS([.U14]))*COS(RADIANS([.W14]))*SIN(RADIANS([.V14]))*SIN(RADIANS([.X14]))" office:value-type="float" office:value="0.568441536211872" calcext:value-type="float">
            <text:p>0,568441536211872</text:p>
          </table:table-cell>
          <table:table-cell table:formula="of:=SIN(RADIANS([.U14]))*SIN(RADIANS([.W14]))*SIN(RADIANS([.V14]))*SIN(RADIANS([.X14]))" office:value-type="float" office:value="0.0778356645673395" calcext:value-type="float">
            <text:p>0,07783566456734</text:p>
          </table:table-cell>
          <table:table-cell table:formula="of:=COS(RADIANS([.V14]))*COS(RADIANS([.X14]))" office:value-type="float" office:value="0.353722558882276" calcext:value-type="float">
            <text:p>0,353722558882276</text:p>
          </table:table-cell>
          <table:table-cell table:formula="of:=[.Y14]+[.Z14]+[.AA14]" office:value-type="float" office:value="0.999999759661488" calcext:value-type="float">
            <text:p>0,999999759661488</text:p>
          </table:table-cell>
          <table:table-cell table:formula="of:=ACOS([.AB14])" office:value-type="float" office:value="0.000693308765024724" calcext:value-type="float">
            <text:p>0,000693308765025</text:p>
          </table:table-cell>
          <table:table-cell table:formula="of:=0.01/[.AC14]" office:value-type="float" office:value="14.4235880237911" calcext:value-type="float">
            <text:p>14,4235880237911</text:p>
          </table:table-cell>
          <table:table-cell table:formula="of:=[.T14]/[.AD14]" office:value-type="float" office:value="74.1840378576455" calcext:value-type="float">
            <text:p>74,1840378576455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417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2140" calcext:value-type="float">
            <text:p>2140</text:p>
          </table:table-cell>
          <table:table-cell table:style-name="ce5" office:value-type="float" office:value="162.7503313" calcext:value-type="float">
            <text:p>162,7503313</text:p>
          </table:table-cell>
          <table:table-cell table:style-name="ce5" office:value-type="float" office:value="8.4727266" calcext:value-type="float">
            <text:p>8,4727266</text:p>
          </table:table-cell>
          <table:table-cell table:style-name="ce5" office:value-type="float" office:value="163.7628212" calcext:value-type="float">
            <text:p>163,7628212</text:p>
          </table:table-cell>
          <table:table-cell table:style-name="ce5" office:value-type="float" office:value="8.4755998" calcext:value-type="float">
            <text:p>8,4755998</text:p>
          </table:table-cell>
          <table:table-cell table:style-name="ce7" table:formula="of:=COS(RADIANS([.F15]))*COS(RADIANS([.H15]))*SIN(RADIANS([.G15]))*SIN(RADIANS([.I15]))" office:value-type="float" office:value="0.0199119891212066" calcext:value-type="float">
            <text:p>0,019911989121207</text:p>
          </table:table-cell>
          <table:table-cell table:formula="of:=SIN(RADIANS([.F15]))*SIN(RADIANS([.H15]))*SIN(RADIANS([.G15]))*SIN(RADIANS([.I15]))" office:value-type="float" office:value="0.0018005948782402" calcext:value-type="float">
            <text:p>0,00180059487824</text:p>
          </table:table-cell>
          <table:table-cell table:formula="of:=COS(RADIANS([.G15]))*COS(RADIANS([.I15]))" office:value-type="float" office:value="0.978284024161907" calcext:value-type="float">
            <text:p>0,978284024161907</text:p>
          </table:table-cell>
          <table:table-cell table:formula="of:=[.J15]+[.K15]+[.L15]" office:value-type="float" office:value="0.999996608161354" calcext:value-type="float">
            <text:p>0,999996608161354</text:p>
          </table:table-cell>
          <table:table-cell table:formula="of:=ACOS([.M15])" office:value-type="float" office:value="0.00260455008148844" calcext:value-type="float">
            <text:p>0,002604550081488</text:p>
          </table:table-cell>
          <table:table-cell table:formula="of:=0.02/[.N15]" office:value-type="float" office:value="7.67886943013609" calcext:value-type="float">
            <text:p>7,67886943013609</text:p>
          </table:table-cell>
          <table:table-cell table:formula="of:=[.E15]/[.O15]" office:value-type="float" office:value="278.686858719263" calcext:value-type="float">
            <text:p>278,686858719263</text:p>
          </table:table-cell>
          <table:table-cell/>
          <table:table-cell table:style-name="ce2" office:value-type="string" calcext:value-type="string">
            <text:p>NGC3627</text:p>
          </table:table-cell>
          <table:table-cell table:style-name="ce2" office:value-type="string" calcext:value-type="string">
            <text:p>Sb</text:p>
          </table:table-cell>
          <table:table-cell table:style-name="ce2" office:value-type="float" office:value="590" calcext:value-type="float">
            <text:p>590</text:p>
          </table:table-cell>
          <table:table-cell table:style-name="ce5" office:value-type="float" office:value="170.0644892" calcext:value-type="float">
            <text:p>170,0644892</text:p>
          </table:table-cell>
          <table:table-cell table:style-name="ce5" office:value-type="float" office:value="12.9251441" calcext:value-type="float">
            <text:p>12,9251441</text:p>
          </table:table-cell>
          <table:table-cell table:style-name="ce5" office:value-type="float" office:value="170.0639776" calcext:value-type="float">
            <text:p>170,0639776</text:p>
          </table:table-cell>
          <table:table-cell table:style-name="ce5" office:value-type="float" office:value="13.0429274" calcext:value-type="float">
            <text:p>13,0429274</text:p>
          </table:table-cell>
          <table:table-cell table:style-name="ce7" table:formula="of:=COS(RADIANS([.U15]))*COS(RADIANS([.W15]))*SIN(RADIANS([.V15]))*SIN(RADIANS([.X15]))" office:value-type="float" office:value="0.0489769897343511" calcext:value-type="float">
            <text:p>0,048976989734351</text:p>
          </table:table-cell>
          <table:table-cell table:formula="of:=SIN(RADIANS([.U15]))*SIN(RADIANS([.W15]))*SIN(RADIANS([.V15]))*SIN(RADIANS([.X15]))" office:value-type="float" office:value="0.00150285762174697" calcext:value-type="float">
            <text:p>0,001502857621747</text:p>
          </table:table-cell>
          <table:table-cell table:formula="of:=COS(RADIANS([.V15]))*COS(RADIANS([.X15]))" office:value-type="float" office:value="0.949518039678255" calcext:value-type="float">
            <text:p>0,949518039678255</text:p>
          </table:table-cell>
          <table:table-cell table:formula="of:=[.Y15]+[.Z15]+[.AA15]" office:value-type="float" office:value="0.999997887034353" calcext:value-type="float">
            <text:p>0,999997887034353</text:p>
          </table:table-cell>
          <table:table-cell table:formula="of:=ACOS([.AB15])" office:value-type="float" office:value="0.00205570736773876" calcext:value-type="float">
            <text:p>0,002055707367739</text:p>
          </table:table-cell>
          <table:table-cell table:formula="of:=0.01/[.AC15]" office:value-type="float" office:value="4.8645055988683" calcext:value-type="float">
            <text:p>4,8645055988683</text:p>
          </table:table-cell>
          <table:table-cell table:formula="of:=[.T15]/[.AD15]" office:value-type="float" office:value="121.286734696587" calcext:value-type="float">
            <text:p>121,286734696587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516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2840" calcext:value-type="float">
            <text:p>2840</text:p>
          </table:table-cell>
          <table:table-cell table:style-name="ce5" office:value-type="float" office:value="166.6732804" calcext:value-type="float">
            <text:p>166,6732804</text:p>
          </table:table-cell>
          <table:table-cell table:style-name="ce5" office:value-type="float" office:value="72.5599498" calcext:value-type="float">
            <text:p>72,5599498</text:p>
          </table:table-cell>
          <table:table-cell table:style-name="ce5" office:value-type="float" office:value="166.7213403" calcext:value-type="float">
            <text:p>166,7213403</text:p>
          </table:table-cell>
          <table:table-cell table:style-name="ce5" office:value-type="float" office:value="72.5771988" calcext:value-type="float">
            <text:p>72,5771988</text:p>
          </table:table-cell>
          <table:table-cell table:style-name="ce7" table:formula="of:=COS(RADIANS([.F16]))*COS(RADIANS([.H16]))*SIN(RADIANS([.G16]))*SIN(RADIANS([.I16]))" office:value-type="float" office:value="0.86206836247435" calcext:value-type="float">
            <text:p>0,86206836247435</text:p>
          </table:table-cell>
          <table:table-cell table:formula="of:=SIN(RADIANS([.F16]))*SIN(RADIANS([.H16]))*SIN(RADIANS([.G16]))*SIN(RADIANS([.I16]))" office:value-type="float" office:value="0.0481926261612" calcext:value-type="float">
            <text:p>0,0481926261612</text:p>
          </table:table-cell>
          <table:table-cell table:formula="of:=COS(RADIANS([.G16]))*COS(RADIANS([.I16]))" office:value-type="float" office:value="0.0897386458223938" calcext:value-type="float">
            <text:p>0,089738645822394</text:p>
          </table:table-cell>
          <table:table-cell table:formula="of:=[.J16]+[.K16]+[.L16]" office:value-type="float" office:value="0.999999634457944" calcext:value-type="float">
            <text:p>0,999999634457944</text:p>
          </table:table-cell>
          <table:table-cell table:formula="of:=ACOS([.M16])" office:value-type="float" office:value="0.000855034593848736" calcext:value-type="float">
            <text:p>0,000855034593849</text:p>
          </table:table-cell>
          <table:table-cell table:formula="of:=0.02/[.N16]" office:value-type="float" office:value="23.3908664560281" calcext:value-type="float">
            <text:p>23,3908664560281</text:p>
          </table:table-cell>
          <table:table-cell table:formula="of:=[.E16]/[.O16]" office:value-type="float" office:value="121.41491232652" calcext:value-type="float">
            <text:p>121,41491232652</text:p>
          </table:table-cell>
          <table:table-cell/>
          <table:table-cell table:style-name="ce2" office:value-type="string" calcext:value-type="string">
            <text:p>NGC3941</text:p>
          </table:table-cell>
          <table:table-cell table:style-name="ce2" office:value-type="string" calcext:value-type="string">
            <text:p>SB0</text:p>
          </table:table-cell>
          <table:table-cell table:style-name="ce2" office:value-type="float" office:value="940" calcext:value-type="float">
            <text:p>940</text:p>
          </table:table-cell>
          <table:table-cell table:style-name="ce5" office:value-type="float" office:value="178.2251883" calcext:value-type="float">
            <text:p>178,2251883</text:p>
          </table:table-cell>
          <table:table-cell table:style-name="ce5" office:value-type="float" office:value="36.965289" calcext:value-type="float">
            <text:p>36,9652890</text:p>
          </table:table-cell>
          <table:table-cell table:style-name="ce5" office:value-type="float" office:value="178.235167" calcext:value-type="float">
            <text:p>178,2351670</text:p>
          </table:table-cell>
          <table:table-cell table:style-name="ce5" office:value-type="float" office:value="37.0074966" calcext:value-type="float">
            <text:p>37,0074966</text:p>
          </table:table-cell>
          <table:table-cell table:style-name="ce7" table:formula="of:=COS(RADIANS([.U16]))*COS(RADIANS([.W16]))*SIN(RADIANS([.V16]))*SIN(RADIANS([.X16]))" office:value-type="float" office:value="0.361607663267207" calcext:value-type="float">
            <text:p>0,361607663267207</text:p>
          </table:table-cell>
          <table:table-cell table:formula="of:=SIN(RADIANS([.U16]))*SIN(RADIANS([.W16]))*SIN(RADIANS([.V16]))*SIN(RADIANS([.X16]))" office:value-type="float" office:value="0.000345242757304138" calcext:value-type="float">
            <text:p>0,000345242757304</text:p>
          </table:table-cell>
          <table:table-cell table:formula="of:=COS(RADIANS([.V16]))*COS(RADIANS([.X16]))" office:value-type="float" office:value="0.638046817150954" calcext:value-type="float">
            <text:p>0,638046817150954</text:p>
          </table:table-cell>
          <table:table-cell table:formula="of:=[.Y16]+[.Z16]+[.AA16]" office:value-type="float" office:value="0.999999723175465" calcext:value-type="float">
            <text:p>0,999999723175465</text:p>
          </table:table-cell>
          <table:table-cell table:formula="of:=ACOS([.AB16])" office:value-type="float" office:value="0.000744076001285591" calcext:value-type="float">
            <text:p>0,000744076001286</text:p>
          </table:table-cell>
          <table:table-cell table:formula="of:=0.01/[.AC16]" office:value-type="float" office:value="13.4394873409737" calcext:value-type="float">
            <text:p>13,4394873409737</text:p>
          </table:table-cell>
          <table:table-cell table:formula="of:=[.T16]/[.AD16]" office:value-type="float" office:value="69.9431441208456" calcext:value-type="float">
            <text:p>69,9431441208456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623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680" calcext:value-type="float">
            <text:p>680</text:p>
          </table:table-cell>
          <table:table-cell table:style-name="ce5" office:value-type="float" office:value="169.7405912" calcext:value-type="float">
            <text:p>169,7405912</text:p>
          </table:table-cell>
          <table:table-cell table:style-name="ce5" office:value-type="float" office:value="13.0272327" calcext:value-type="float">
            <text:p>13,0272327</text:p>
          </table:table-cell>
          <table:table-cell table:style-name="ce5" office:value-type="float" office:value="169.7244857" calcext:value-type="float">
            <text:p>169,7244857</text:p>
          </table:table-cell>
          <table:table-cell table:style-name="ce5" office:value-type="float" office:value="13.1627615" calcext:value-type="float">
            <text:p>13,1627615</text:p>
          </table:table-cell>
          <table:table-cell table:style-name="ce7" table:formula="of:=COS(RADIANS([.F17]))*COS(RADIANS([.H17]))*SIN(RADIANS([.G17]))*SIN(RADIANS([.I17]))" office:value-type="float" office:value="0.0497000523065193" calcext:value-type="float">
            <text:p>0,049700052306519</text:p>
          </table:table-cell>
          <table:table-cell table:formula="of:=SIN(RADIANS([.F17]))*SIN(RADIANS([.H17]))*SIN(RADIANS([.G17]))*SIN(RADIANS([.I17]))" office:value-type="float" office:value="0.0016308178621443" calcext:value-type="float">
            <text:p>0,001630817862144</text:p>
          </table:table-cell>
          <table:table-cell table:formula="of:=COS(RADIANS([.G17]))*COS(RADIANS([.I17]))" office:value-type="float" office:value="0.94866633018986" calcext:value-type="float">
            <text:p>0,94866633018986</text:p>
          </table:table-cell>
          <table:table-cell table:formula="of:=[.J17]+[.K17]+[.L17]" office:value-type="float" office:value="0.999997200358524" calcext:value-type="float">
            <text:p>0,999997200358524</text:p>
          </table:table-cell>
          <table:table-cell table:formula="of:=ACOS([.M17])" office:value-type="float" office:value="0.00236628095654228" calcext:value-type="float">
            <text:p>0,002366280956542</text:p>
          </table:table-cell>
          <table:table-cell table:formula="of:=0.02/[.N17]" office:value-type="float" office:value="8.45208171274172" calcext:value-type="float">
            <text:p>8,45208171274172</text:p>
          </table:table-cell>
          <table:table-cell table:formula="of:=[.E17]/[.O17]" office:value-type="float" office:value="80.4535525224376" calcext:value-type="float">
            <text:p>80,4535525224376</text:p>
          </table:table-cell>
          <table:table-cell/>
          <table:table-cell table:style-name="ce2" office:value-type="string" calcext:value-type="string">
            <text:p>NGC5248</text:p>
          </table:table-cell>
          <table:table-cell table:style-name="ce2" office:value-type="string" calcext:value-type="string">
            <text:p>Sbc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204.4035176" calcext:value-type="float">
            <text:p>204,4035176</text:p>
          </table:table-cell>
          <table:table-cell table:style-name="ce2" office:value-type="float" office:value="8.8627666" calcext:value-type="float">
            <text:p>8,8627666</text:p>
          </table:table-cell>
          <table:table-cell table:style-name="ce2" office:value-type="float" office:value="204.3697763" calcext:value-type="float">
            <text:p>204,3697763</text:p>
          </table:table-cell>
          <table:table-cell table:style-name="ce6" office:value-type="float" office:value="8.910083" calcext:value-type="float">
            <text:p>8,9100830</text:p>
          </table:table-cell>
          <table:table-cell table:style-name="ce7" table:formula="of:=COS(RADIANS([.U17]))*COS(RADIANS([.W17]))*SIN(RADIANS([.V17]))*SIN(RADIANS([.X17]))" office:value-type="float" office:value="0.0197946337656383" calcext:value-type="float">
            <text:p>0,019794633765638</text:p>
          </table:table-cell>
          <table:table-cell table:formula="of:=SIN(RADIANS([.U17]))*SIN(RADIANS([.W17]))*SIN(RADIANS([.V17]))*SIN(RADIANS([.X17]))" office:value-type="float" office:value="0.00406811969949345" calcext:value-type="float">
            <text:p>0,004068119699493</text:p>
          </table:table-cell>
          <table:table-cell table:formula="of:=COS(RADIANS([.V17]))*COS(RADIANS([.X17]))" office:value-type="float" office:value="0.976136901402" calcext:value-type="float">
            <text:p>0,976136901402</text:p>
          </table:table-cell>
          <table:table-cell table:formula="of:=[.Y17]+[.Z17]+[.AA17]" office:value-type="float" office:value="0.999999654867132" calcext:value-type="float">
            <text:p>0,999999654867132</text:p>
          </table:table-cell>
          <table:table-cell table:formula="of:=ACOS([.AB17])" office:value-type="float" office:value="0.000830822349140147" calcext:value-type="float">
            <text:p>0,00083082234914</text:p>
          </table:table-cell>
          <table:table-cell table:formula="of:=0.01/[.AC17]" office:value-type="float" office:value="12.0362674527827" calcext:value-type="float">
            <text:p>12,0362674527827</text:p>
          </table:table-cell>
          <table:table-cell table:formula="of:=[.T17]/[.AD17]" office:value-type="float" office:value="87.2363466597155" calcext:value-type="float">
            <text:p>87,2363466597155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627</text:p>
          </table:table-cell>
          <table:table-cell table:style-name="ce2" office:value-type="string" calcext:value-type="string">
            <text:p>Sb</text:p>
          </table:table-cell>
          <table:table-cell table:style-name="ce2" office:value-type="float" office:value="590" calcext:value-type="float">
            <text:p>590</text:p>
          </table:table-cell>
          <table:table-cell table:style-name="ce5" office:value-type="float" office:value="170.0644892" calcext:value-type="float">
            <text:p>170,0644892</text:p>
          </table:table-cell>
          <table:table-cell table:style-name="ce5" office:value-type="float" office:value="12.9251441" calcext:value-type="float">
            <text:p>12,9251441</text:p>
          </table:table-cell>
          <table:table-cell table:style-name="ce5" office:value-type="float" office:value="170.0639776" calcext:value-type="float">
            <text:p>170,0639776</text:p>
          </table:table-cell>
          <table:table-cell table:style-name="ce5" office:value-type="float" office:value="13.0429274" calcext:value-type="float">
            <text:p>13,0429274</text:p>
          </table:table-cell>
          <table:table-cell table:style-name="ce7" table:formula="of:=COS(RADIANS([.F18]))*COS(RADIANS([.H18]))*SIN(RADIANS([.G18]))*SIN(RADIANS([.I18]))" office:value-type="float" office:value="0.0489769897343511" calcext:value-type="float">
            <text:p>0,048976989734351</text:p>
          </table:table-cell>
          <table:table-cell table:formula="of:=SIN(RADIANS([.F18]))*SIN(RADIANS([.H18]))*SIN(RADIANS([.G18]))*SIN(RADIANS([.I18]))" office:value-type="float" office:value="0.00150285762174697" calcext:value-type="float">
            <text:p>0,001502857621747</text:p>
          </table:table-cell>
          <table:table-cell table:formula="of:=COS(RADIANS([.G18]))*COS(RADIANS([.I18]))" office:value-type="float" office:value="0.949518039678255" calcext:value-type="float">
            <text:p>0,949518039678255</text:p>
          </table:table-cell>
          <table:table-cell table:formula="of:=[.J18]+[.K18]+[.L18]" office:value-type="float" office:value="0.999997887034353" calcext:value-type="float">
            <text:p>0,999997887034353</text:p>
          </table:table-cell>
          <table:table-cell table:formula="of:=ACOS([.M18])" office:value-type="float" office:value="0.00205570736773876" calcext:value-type="float">
            <text:p>0,002055707367739</text:p>
          </table:table-cell>
          <table:table-cell table:formula="of:=0.02/[.N18]" office:value-type="float" office:value="9.7290111977366" calcext:value-type="float">
            <text:p>9,7290111977366</text:p>
          </table:table-cell>
          <table:table-cell table:formula="of:=[.E18]/[.O18]" office:value-type="float" office:value="60.6433673482933" calcext:value-type="float">
            <text:p>60,6433673482933</text:p>
          </table:table-cell>
          <table:table-cell/>
          <table:table-cell table:style-name="ce2" office:value-type="string" calcext:value-type="string">
            <text:p>NGC6217</text:p>
          </table:table-cell>
          <table:table-cell table:style-name="ce2" office:value-type="string" calcext:value-type="string">
            <text:p>SBbc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248.1218207" calcext:value-type="float">
            <text:p>248,1218207</text:p>
          </table:table-cell>
          <table:table-cell table:style-name="ce6" office:value-type="float" office:value="78.213204" calcext:value-type="float">
            <text:p>78,2132040</text:p>
          </table:table-cell>
          <table:table-cell table:style-name="ce2" office:value-type="float" office:value="248.1956674" calcext:value-type="float">
            <text:p>248,1956674</text:p>
          </table:table-cell>
          <table:table-cell table:style-name="ce6" office:value-type="float" office:value="78.182426" calcext:value-type="float">
            <text:p>78,1824260</text:p>
          </table:table-cell>
          <table:table-cell table:style-name="ce7" table:formula="of:=COS(RADIANS([.U18]))*COS(RADIANS([.W18]))*SIN(RADIANS([.V18]))*SIN(RADIANS([.X18]))" office:value-type="float" office:value="0.132620325943528" calcext:value-type="float">
            <text:p>0,132620325943528</text:p>
          </table:table-cell>
          <table:table-cell table:formula="of:=SIN(RADIANS([.U18]))*SIN(RADIANS([.W18]))*SIN(RADIANS([.V18]))*SIN(RADIANS([.X18]))" office:value-type="float" office:value="0.825544902033434" calcext:value-type="float">
            <text:p>0,825544902033434</text:p>
          </table:table-cell>
          <table:table-cell table:formula="of:=COS(RADIANS([.V18]))*COS(RADIANS([.X18]))" office:value-type="float" office:value="0.0418338318998188" calcext:value-type="float">
            <text:p>0,041833831899819</text:p>
          </table:table-cell>
          <table:table-cell table:formula="of:=[.Y18]+[.Z18]+[.AA18]" office:value-type="float" office:value="0.99999905987678" calcext:value-type="float">
            <text:p>0,99999905987678</text:p>
          </table:table-cell>
          <table:table-cell table:formula="of:=ACOS([.AB18])" office:value-type="float" office:value="0.0013712208916147" calcext:value-type="float">
            <text:p>0,001371220891615</text:p>
          </table:table-cell>
          <table:table-cell table:formula="of:=0.01/[.AC18]" office:value-type="float" office:value="7.29277103430386" calcext:value-type="float">
            <text:p>7,29277103430386</text:p>
          </table:table-cell>
          <table:table-cell table:formula="of:=[.T18]/[.AD18]" office:value-type="float" office:value="219.395342658352" calcext:value-type="float">
            <text:p>219,395342658352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3941</text:p>
          </table:table-cell>
          <table:table-cell table:style-name="ce2" office:value-type="string" calcext:value-type="string">
            <text:p>SB0</text:p>
          </table:table-cell>
          <table:table-cell table:style-name="ce2" office:value-type="float" office:value="940" calcext:value-type="float">
            <text:p>940</text:p>
          </table:table-cell>
          <table:table-cell table:style-name="ce5" office:value-type="float" office:value="178.2251883" calcext:value-type="float">
            <text:p>178,2251883</text:p>
          </table:table-cell>
          <table:table-cell table:style-name="ce5" office:value-type="float" office:value="36.965289" calcext:value-type="float">
            <text:p>36,9652890</text:p>
          </table:table-cell>
          <table:table-cell table:style-name="ce5" office:value-type="float" office:value="178.235167" calcext:value-type="float">
            <text:p>178,2351670</text:p>
          </table:table-cell>
          <table:table-cell table:style-name="ce5" office:value-type="float" office:value="37.0074966" calcext:value-type="float">
            <text:p>37,0074966</text:p>
          </table:table-cell>
          <table:table-cell table:style-name="ce7" table:formula="of:=COS(RADIANS([.F19]))*COS(RADIANS([.H19]))*SIN(RADIANS([.G19]))*SIN(RADIANS([.I19]))" office:value-type="float" office:value="0.361607663267207" calcext:value-type="float">
            <text:p>0,361607663267207</text:p>
          </table:table-cell>
          <table:table-cell table:formula="of:=SIN(RADIANS([.F19]))*SIN(RADIANS([.H19]))*SIN(RADIANS([.G19]))*SIN(RADIANS([.I19]))" office:value-type="float" office:value="0.000345242757304138" calcext:value-type="float">
            <text:p>0,000345242757304</text:p>
          </table:table-cell>
          <table:table-cell table:formula="of:=COS(RADIANS([.G19]))*COS(RADIANS([.I19]))" office:value-type="float" office:value="0.638046817150954" calcext:value-type="float">
            <text:p>0,638046817150954</text:p>
          </table:table-cell>
          <table:table-cell table:formula="of:=[.J19]+[.K19]+[.L19]" office:value-type="float" office:value="0.999999723175465" calcext:value-type="float">
            <text:p>0,999999723175465</text:p>
          </table:table-cell>
          <table:table-cell table:formula="of:=ACOS([.M19])" office:value-type="float" office:value="0.000744076001285591" calcext:value-type="float">
            <text:p>0,000744076001286</text:p>
          </table:table-cell>
          <table:table-cell table:formula="of:=0.02/[.N19]" office:value-type="float" office:value="26.8789746819473" calcext:value-type="float">
            <text:p>26,8789746819473</text:p>
          </table:table-cell>
          <table:table-cell table:formula="of:=[.E19]/[.O19]" office:value-type="float" office:value="34.9715720604228" calcext:value-type="float">
            <text:p>34,9715720604228</text:p>
          </table:table-cell>
          <table:table-cell/>
          <table:table-cell table:style-name="ce2" office:value-type="string" calcext:value-type="string">
            <text:p>NGC6764</text:p>
          </table:table-cell>
          <table:table-cell table:style-name="ce2" office:value-type="string" calcext:value-type="string">
            <text:p>SBb</text:p>
          </table:table-cell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287.0951042" calcext:value-type="float">
            <text:p>287,0951042</text:p>
          </table:table-cell>
          <table:table-cell table:style-name="ce2" office:value-type="float" office:value="50.9406932" calcext:value-type="float">
            <text:p>50,9406932</text:p>
          </table:table-cell>
          <table:table-cell table:style-name="ce2" office:value-type="float" office:value="287.0448228" calcext:value-type="float">
            <text:p>287,0448228</text:p>
          </table:table-cell>
          <table:table-cell table:style-name="ce2" office:value-type="float" office:value="50.9268493" calcext:value-type="float">
            <text:p>50,9268493</text:p>
          </table:table-cell>
          <table:table-cell table:style-name="ce7" table:formula="of:=COS(RADIANS([.U19]))*COS(RADIANS([.W19]))*SIN(RADIANS([.V19]))*SIN(RADIANS([.X19]))" office:value-type="float" office:value="0.0519424581262653" calcext:value-type="float">
            <text:p>0,051942458126265</text:p>
          </table:table-cell>
          <table:table-cell table:formula="of:=SIN(RADIANS([.U19]))*SIN(RADIANS([.W19]))*SIN(RADIANS([.V19]))*SIN(RADIANS([.X19]))" office:value-type="float" office:value="0.550882213422792" calcext:value-type="float">
            <text:p>0,550882213422792</text:p>
          </table:table-cell>
          <table:table-cell table:formula="of:=COS(RADIANS([.V19]))*COS(RADIANS([.X19]))" office:value-type="float" office:value="0.397175067130783" calcext:value-type="float">
            <text:p>0,397175067130783</text:p>
          </table:table-cell>
          <table:table-cell table:formula="of:=[.Y19]+[.Z19]+[.AA19]" office:value-type="float" office:value="0.999999738679841" calcext:value-type="float">
            <text:p>0,999999738679841</text:p>
          </table:table-cell>
          <table:table-cell table:formula="of:=ACOS([.AB19])" office:value-type="float" office:value="0.000722938684051" calcext:value-type="float">
            <text:p>0,000722938684051</text:p>
          </table:table-cell>
          <table:table-cell table:formula="of:=0.01/[.AC19]" office:value-type="float" office:value="13.8324317409117" calcext:value-type="float">
            <text:p>13,8324317409117</text:p>
          </table:table-cell>
          <table:table-cell table:formula="of:=[.T19]/[.AD19]" office:value-type="float" office:value="174.228222856291" calcext:value-type="float">
            <text:p>174,228222856291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4472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87.4659656" calcext:value-type="float">
            <text:p>187,4659656</text:p>
          </table:table-cell>
          <table:table-cell table:style-name="ce2" office:value-type="float" office:value="7.9527361" calcext:value-type="float">
            <text:p>7,9527361</text:p>
          </table:table-cell>
          <table:table-cell table:style-name="ce2" office:value-type="float" office:value="187.4301237" calcext:value-type="float">
            <text:p>187,4301237</text:p>
          </table:table-cell>
          <table:table-cell table:style-name="ce2" office:value-type="float" office:value="8.0522163" calcext:value-type="float">
            <text:p>8,0522163</text:p>
          </table:table-cell>
          <table:table-cell table:style-name="ce7" table:formula="of:=COS(RADIANS([.F20]))*COS(RADIANS([.H20]))*SIN(RADIANS([.G20]))*SIN(RADIANS([.I20]))" office:value-type="float" office:value="0.0190546597331712" calcext:value-type="float">
            <text:p>0,019054659733171</text:p>
          </table:table-cell>
          <table:table-cell table:formula="of:=SIN(RADIANS([.F20]))*SIN(RADIANS([.H20]))*SIN(RADIANS([.G20]))*SIN(RADIANS([.I20]))" office:value-type="float" office:value="0.000325649106110371" calcext:value-type="float">
            <text:p>0,00032564910611</text:p>
          </table:table-cell>
          <table:table-cell table:formula="of:=COS(RADIANS([.G20]))*COS(RADIANS([.I20]))" office:value-type="float" office:value="0.980618180074866" calcext:value-type="float">
            <text:p>0,980618180074866</text:p>
          </table:table-cell>
          <table:table-cell table:formula="of:=[.J20]+[.K20]+[.L20]" office:value-type="float" office:value="0.999998488914147" calcext:value-type="float">
            <text:p>0,999998488914147</text:p>
          </table:table-cell>
          <table:table-cell table:formula="of:=ACOS([.M20])" office:value-type="float" office:value="0.00173843966431479" calcext:value-type="float">
            <text:p>0,001738439664315</text:p>
          </table:table-cell>
          <table:table-cell table:formula="of:=0.02/[.N20]" office:value-type="float" office:value="11.5045695347057" calcext:value-type="float">
            <text:p>11,5045695347057</text:p>
          </table:table-cell>
          <table:table-cell table:formula="of:=[.E20]/[.O20]" office:value-type="float" office:value="71.2760262369065" calcext:value-type="float">
            <text:p>71,2760262369065</text:p>
          </table:table-cell>
          <table:table-cell/>
          <table:table-cell table:style-name="ce2" office:value-type="string" calcext:value-type="string">
            <text:p>NGC2276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2650" calcext:value-type="float">
            <text:p>2650</text:p>
          </table:table-cell>
          <table:table-cell table:style-name="ce5" office:value-type="float" office:value="111.7342764" calcext:value-type="float">
            <text:p>111,7342764</text:p>
          </table:table-cell>
          <table:table-cell table:style-name="ce5" office:value-type="float" office:value="85.741232" calcext:value-type="float">
            <text:p>85,7412320</text:p>
          </table:table-cell>
          <table:table-cell table:style-name="ce5" office:value-type="float" office:value="111.9762775" calcext:value-type="float">
            <text:p>111,9762775</text:p>
          </table:table-cell>
          <table:table-cell table:style-name="ce5" office:value-type="float" office:value="85.7767928" calcext:value-type="float">
            <text:p>85,7767928</text:p>
          </table:table-cell>
          <table:table-cell table:style-name="ce7" table:formula="of:=COS(RADIANS([.U20]))*COS(RADIANS([.W20]))*SIN(RADIANS([.V20]))*SIN(RADIANS([.X20]))" office:value-type="float" office:value="0.137817742056448" calcext:value-type="float">
            <text:p>0,137817742056448</text:p>
          </table:table-cell>
          <table:table-cell table:formula="of:=SIN(RADIANS([.U20]))*SIN(RADIANS([.W20]))*SIN(RADIANS([.V20]))*SIN(RADIANS([.X20]))" office:value-type="float" office:value="0.856704447595484" calcext:value-type="float">
            <text:p>0,856704447595484</text:p>
          </table:table-cell>
          <table:table-cell table:formula="of:=COS(RADIANS([.V20]))*COS(RADIANS([.X20]))" office:value-type="float" office:value="0.00546874665011411" calcext:value-type="float">
            <text:p>0,005468746650114</text:p>
          </table:table-cell>
          <table:table-cell table:formula="of:=[.Y20]+[.Z20]+[.AA20]" office:value-type="float" office:value="0.999990936302046" calcext:value-type="float">
            <text:p>0,999990936302046</text:p>
          </table:table-cell>
          <table:table-cell table:formula="of:=ACOS([.AB20])" office:value-type="float" office:value="0.00425763118320141" calcext:value-type="float">
            <text:p>0,004257631183201</text:p>
          </table:table-cell>
          <table:table-cell table:formula="of:=0.01/[.AC20]" office:value-type="float" office:value="2.34872387243293" calcext:value-type="float">
            <text:p>2,34872387243293</text:p>
          </table:table-cell>
          <table:table-cell table:formula="of:=[.T20]/[.AD20]" office:value-type="float" office:value="1128.27226354837" calcext:value-type="float">
            <text:p>1128,27226354837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463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90.6386176" calcext:value-type="float">
            <text:p>190,6386176</text:p>
          </table:table-cell>
          <table:table-cell table:style-name="ce2" office:value-type="float" office:value="32.546125" calcext:value-type="float">
            <text:p>32,546125</text:p>
          </table:table-cell>
          <table:table-cell table:style-name="ce2" office:value-type="float" office:value="190.4052701" calcext:value-type="float">
            <text:p>190,4052701</text:p>
          </table:table-cell>
          <table:table-cell table:style-name="ce2" office:value-type="float" office:value="32.5296233" calcext:value-type="float">
            <text:p>32,5296233</text:p>
          </table:table-cell>
          <table:table-cell table:style-name="ce7" table:formula="of:=COS(RADIANS([.F21]))*COS(RADIANS([.H21]))*SIN(RADIANS([.G21]))*SIN(RADIANS([.I21]))" office:value-type="float" office:value="0.279641919884901" calcext:value-type="float">
            <text:p>0,279641919884901</text:p>
          </table:table-cell>
          <table:table-cell table:formula="of:=SIN(RADIANS([.F21]))*SIN(RADIANS([.H21]))*SIN(RADIANS([.G21]))*SIN(RADIANS([.I21]))" office:value-type="float" office:value="0.00964580919767772" calcext:value-type="float">
            <text:p>0,009645809197678</text:p>
          </table:table-cell>
          <table:table-cell table:formula="of:=COS(RADIANS([.G21]))*COS(RADIANS([.I21]))" office:value-type="float" office:value="0.71070983025606" calcext:value-type="float">
            <text:p>0,71070983025606</text:p>
          </table:table-cell>
          <table:table-cell table:formula="of:=[.J21]+[.K21]+[.L21]" office:value-type="float" office:value="0.999997559338639" calcext:value-type="float">
            <text:p>0,999997559338639</text:p>
          </table:table-cell>
          <table:table-cell table:formula="of:=ACOS([.M21])" office:value-type="float" office:value="0.00220937201672888" calcext:value-type="float">
            <text:p>0,002209372016729</text:p>
          </table:table-cell>
          <table:table-cell table:formula="of:=0.02/[.N21]" office:value-type="float" office:value="9.05234602799548" calcext:value-type="float">
            <text:p>9,05234602799548</text:p>
          </table:table-cell>
          <table:table-cell table:formula="of:=[.E21]/[.O21]" office:value-type="float" office:value="67.3858465102307" calcext:value-type="float">
            <text:p>67,3858465102307</text:p>
          </table:table-cell>
          <table:table-cell/>
          <table:table-cell table:style-name="ce2" office:value-type="string" calcext:value-type="string">
            <text:p>NGC463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90.6386176" calcext:value-type="float">
            <text:p>190,6386176</text:p>
          </table:table-cell>
          <table:table-cell table:style-name="ce2" office:value-type="float" office:value="32.546125" calcext:value-type="float">
            <text:p>32,546125</text:p>
          </table:table-cell>
          <table:table-cell table:style-name="ce2" office:value-type="float" office:value="190.4052701" calcext:value-type="float">
            <text:p>190,4052701</text:p>
          </table:table-cell>
          <table:table-cell table:style-name="ce2" office:value-type="float" office:value="32.5296233" calcext:value-type="float">
            <text:p>32,5296233</text:p>
          </table:table-cell>
          <table:table-cell table:style-name="ce7" office:value-type="float" office:value="0.279641919884901" calcext:value-type="float">
            <text:p>0,279641919884901</text:p>
          </table:table-cell>
          <table:table-cell office:value-type="float" office:value="0.00964580919767772" calcext:value-type="float">
            <text:p>0,009645809197678</text:p>
          </table:table-cell>
          <table:table-cell office:value-type="float" office:value="0.71070983025606" calcext:value-type="float">
            <text:p>0,71070983025606</text:p>
          </table:table-cell>
          <table:table-cell office:value-type="float" office:value="0.999997559338638" calcext:value-type="float">
            <text:p>0,999997559338638</text:p>
          </table:table-cell>
          <table:table-cell office:value-type="float" office:value="0.00220937201687963" calcext:value-type="float">
            <text:p>0,00220937201688</text:p>
          </table:table-cell>
          <table:table-cell table:formula="of:=0.01/[.AC21]" office:value-type="float" office:value="4.5261730136889" calcext:value-type="float">
            <text:p>4,5261730136889</text:p>
          </table:table-cell>
          <table:table-cell office:value-type="float" office:value="67.3858465148287" calcext:value-type="float">
            <text:p>67,3858465148287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477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193.4547332" calcext:value-type="float">
            <text:p>193,4547332</text:p>
          </table:table-cell>
          <table:table-cell table:style-name="ce2" office:value-type="float" office:value="-6.6101842" calcext:value-type="float">
            <text:p>-6,6101842</text:p>
          </table:table-cell>
          <table:table-cell table:style-name="ce2" office:value-type="float" office:value="193.4277089" calcext:value-type="float">
            <text:p>193,4277089</text:p>
          </table:table-cell>
          <table:table-cell table:style-name="ce2" office:value-type="float" office:value="-6.6313634" calcext:value-type="float">
            <text:p>-6,6313634</text:p>
          </table:table-cell>
          <table:table-cell table:style-name="ce7" table:formula="of:=COS(RADIANS([.F22]))*COS(RADIANS([.H22]))*SIN(RADIANS([.G22]))*SIN(RADIANS([.I22]))" office:value-type="float" office:value="0.0125751650534478" calcext:value-type="float">
            <text:p>0,012575165053448</text:p>
          </table:table-cell>
          <table:table-cell table:formula="of:=SIN(RADIANS([.F22]))*SIN(RADIANS([.H22]))*SIN(RADIANS([.G22]))*SIN(RADIANS([.I22]))" office:value-type="float" office:value="0.000718269299835932" calcext:value-type="float">
            <text:p>0,000718269299836</text:p>
          </table:table-cell>
          <table:table-cell table:formula="of:=COS(RADIANS([.G22]))*COS(RADIANS([.I22]))" office:value-type="float" office:value="0.98670649584868" calcext:value-type="float">
            <text:p>0,98670649584868</text:p>
          </table:table-cell>
          <table:table-cell table:formula="of:=[.J22]+[.K22]+[.L22]" office:value-type="float" office:value="0.999999930201964" calcext:value-type="float">
            <text:p>0,999999930201964</text:p>
          </table:table-cell>
          <table:table-cell table:formula="of:=ACOS([.M22])" office:value-type="float" office:value="0.000373625580394639" calcext:value-type="float">
            <text:p>0,000373625580395</text:p>
          </table:table-cell>
          <table:table-cell table:formula="of:=0.02/[.N22]" office:value-type="float" office:value="53.5295254111754" calcext:value-type="float">
            <text:p>53,5295254111754</text:p>
          </table:table-cell>
          <table:table-cell table:formula="of:=[.E22]/[.O22]" office:value-type="float" office:value="25.7801650472301" calcext:value-type="float">
            <text:p>25,7801650472301</text:p>
          </table:table-cell>
          <table:table-cell/>
          <table:table-cell table:style-name="ce2" office:value-type="string" calcext:value-type="string">
            <text:p>NGC477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193.4547332" calcext:value-type="float">
            <text:p>193,4547332</text:p>
          </table:table-cell>
          <table:table-cell table:style-name="ce2" office:value-type="float" office:value="-6.6101842" calcext:value-type="float">
            <text:p>-6,6101842</text:p>
          </table:table-cell>
          <table:table-cell table:style-name="ce2" office:value-type="float" office:value="193.4277089" calcext:value-type="float">
            <text:p>193,4277089</text:p>
          </table:table-cell>
          <table:table-cell table:style-name="ce2" office:value-type="float" office:value="-6.6313634" calcext:value-type="float">
            <text:p>-6,6313634</text:p>
          </table:table-cell>
          <table:table-cell table:style-name="ce7" office:value-type="float" office:value="0.0125751650534478" calcext:value-type="float">
            <text:p>0,012575165053448</text:p>
          </table:table-cell>
          <table:table-cell office:value-type="float" office:value="0.000718269299835932" calcext:value-type="float">
            <text:p>0,000718269299836</text:p>
          </table:table-cell>
          <table:table-cell office:value-type="float" office:value="0.98670649584868" calcext:value-type="float">
            <text:p>0,98670649584868</text:p>
          </table:table-cell>
          <table:table-cell office:value-type="float" office:value="0.999999930201964" calcext:value-type="float">
            <text:p>0,999999930201964</text:p>
          </table:table-cell>
          <table:table-cell office:value-type="float" office:value="0.000373625580691788" calcext:value-type="float">
            <text:p>0,000373625580692</text:p>
          </table:table-cell>
          <table:table-cell table:formula="of:=0.01/[.AC22]" office:value-type="float" office:value="26.7647626843014" calcext:value-type="float">
            <text:p>26,7647626843014</text:p>
          </table:table-cell>
          <table:table-cell office:value-type="float" office:value="25.7801650677334" calcext:value-type="float">
            <text:p>25,7801650677334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5248</text:p>
          </table:table-cell>
          <table:table-cell table:style-name="ce2" office:value-type="string" calcext:value-type="string">
            <text:p>Sbc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204.4035176" calcext:value-type="float">
            <text:p>204,4035176</text:p>
          </table:table-cell>
          <table:table-cell table:style-name="ce2" office:value-type="float" office:value="8.8627666" calcext:value-type="float">
            <text:p>8,8627666</text:p>
          </table:table-cell>
          <table:table-cell table:style-name="ce2" office:value-type="float" office:value="204.3697763" calcext:value-type="float">
            <text:p>204,3697763</text:p>
          </table:table-cell>
          <table:table-cell table:style-name="ce6" office:value-type="float" office:value="8.910083" calcext:value-type="float">
            <text:p>8,9100830</text:p>
          </table:table-cell>
          <table:table-cell table:style-name="ce7" table:formula="of:=COS(RADIANS([.F23]))*COS(RADIANS([.H23]))*SIN(RADIANS([.G23]))*SIN(RADIANS([.I23]))" office:value-type="float" office:value="0.0197946337656383" calcext:value-type="float">
            <text:p>0,019794633765638</text:p>
          </table:table-cell>
          <table:table-cell table:formula="of:=SIN(RADIANS([.F23]))*SIN(RADIANS([.H23]))*SIN(RADIANS([.G23]))*SIN(RADIANS([.I23]))" office:value-type="float" office:value="0.00406811969949345" calcext:value-type="float">
            <text:p>0,004068119699493</text:p>
          </table:table-cell>
          <table:table-cell table:formula="of:=COS(RADIANS([.G23]))*COS(RADIANS([.I23]))" office:value-type="float" office:value="0.976136901402" calcext:value-type="float">
            <text:p>0,976136901402</text:p>
          </table:table-cell>
          <table:table-cell table:formula="of:=[.J23]+[.K23]+[.L23]" office:value-type="float" office:value="0.999999654867132" calcext:value-type="float">
            <text:p>0,999999654867132</text:p>
          </table:table-cell>
          <table:table-cell table:formula="of:=ACOS([.M23])" office:value-type="float" office:value="0.000830822349140147" calcext:value-type="float">
            <text:p>0,00083082234914</text:p>
          </table:table-cell>
          <table:table-cell table:formula="of:=0.02/[.N23]" office:value-type="float" office:value="24.0725349055653" calcext:value-type="float">
            <text:p>24,0725349055653</text:p>
          </table:table-cell>
          <table:table-cell table:formula="of:=[.E23]/[.O23]" office:value-type="float" office:value="43.6181733298577" calcext:value-type="float">
            <text:p>43,6181733298577</text:p>
          </table:table-cell>
          <table:table-cell/>
          <table:table-cell table:style-name="ce2" office:value-type="string" calcext:value-type="string">
            <text:p>NGC618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office:value-type="float" office:value="248.0894849" calcext:value-type="float">
            <text:p>248,0894849</text:p>
          </table:table-cell>
          <table:table-cell table:style-name="ce2" office:value-type="float" office:value="19.8052821" calcext:value-type="float">
            <text:p>19,8052821</text:p>
          </table:table-cell>
          <table:table-cell table:style-name="ce2" office:value-type="float" office:value="248.0824229" calcext:value-type="float">
            <text:p>248,0824229</text:p>
          </table:table-cell>
          <table:table-cell table:style-name="ce2" office:value-type="float" office:value="19.8448563" calcext:value-type="float">
            <text:p>19,8448563</text:p>
          </table:table-cell>
          <table:table-cell table:style-name="ce7" office:value-type="float" office:value="0.0160214114686784" calcext:value-type="float">
            <text:p>0,016021411468678</text:p>
          </table:table-cell>
          <table:table-cell office:value-type="float" office:value="0.0990008930195528" calcext:value-type="float">
            <text:p>0,099000893019553</text:p>
          </table:table-cell>
          <table:table-cell office:value-type="float" office:value="0.884977456104772" calcext:value-type="float">
            <text:p>0,884977456104772</text:p>
          </table:table-cell>
          <table:table-cell office:value-type="float" office:value="0.999999760593003" calcext:value-type="float">
            <text:p>0,999999760593003</text:p>
          </table:table-cell>
          <table:table-cell office:value-type="float" office:value="0.000691963880884248" calcext:value-type="float">
            <text:p>0,000691963880884</text:p>
          </table:table-cell>
          <table:table-cell table:formula="of:=0.01/[.AC23]" office:value-type="float" office:value="14.4516213580703" calcext:value-type="float">
            <text:p>14,4516213580703</text:p>
          </table:table-cell>
          <table:table-cell office:value-type="float" office:value="84.4195934678783" calcext:value-type="float">
            <text:p>84,4195934678783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5548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214.5099643" calcext:value-type="float">
            <text:p>214,5099643</text:p>
          </table:table-cell>
          <table:table-cell table:style-name="ce2" office:value-type="float" office:value="25.1385214" calcext:value-type="float">
            <text:p>25,1385214</text:p>
          </table:table-cell>
          <table:table-cell table:style-name="ce2" office:value-type="float" office:value="214.4818249" calcext:value-type="float">
            <text:p>214,4818249</text:p>
          </table:table-cell>
          <table:table-cell table:style-name="ce2" office:value-type="float" office:value="25.1378162" calcext:value-type="float">
            <text:p>25,1378162</text:p>
          </table:table-cell>
          <table:table-cell table:style-name="ce7" table:formula="of:=COS(RADIANS([.F24]))*COS(RADIANS([.H24]))*SIN(RADIANS([.G24]))*SIN(RADIANS([.I24]))" office:value-type="float" office:value="0.122575727472279" calcext:value-type="float">
            <text:p>0,122575727472279</text:p>
          </table:table-cell>
          <table:table-cell table:formula="of:=SIN(RADIANS([.F24]))*SIN(RADIANS([.H24]))*SIN(RADIANS([.G24]))*SIN(RADIANS([.I24]))" office:value-type="float" office:value="0.0578814932840028" calcext:value-type="float">
            <text:p>0,057881493284003</text:p>
          </table:table-cell>
          <table:table-cell table:formula="of:=COS(RADIANS([.G24]))*COS(RADIANS([.I24]))" office:value-type="float" office:value="0.819542757404476" calcext:value-type="float">
            <text:p>0,819542757404476</text:p>
          </table:table-cell>
          <table:table-cell table:formula="of:=[.J24]+[.K24]+[.L24]" office:value-type="float" office:value="0.999999978160757" calcext:value-type="float">
            <text:p>0,999999978160757</text:p>
          </table:table-cell>
          <table:table-cell table:formula="of:=ACOS([.M24])" office:value-type="float" office:value="0.000208993984200682" calcext:value-type="float">
            <text:p>0,000208993984201</text:p>
          </table:table-cell>
          <table:table-cell table:formula="of:=0.02/[.N24]" office:value-type="float" office:value="95.696534407399" calcext:value-type="float">
            <text:p>95,696534407399</text:p>
          </table:table-cell>
          <table:table-cell table:formula="of:=[.E24]/[.O24]" office:value-type="float" office:value="51.8305080817692" calcext:value-type="float">
            <text:p>51,8305080817692</text:p>
          </table:table-cell>
          <table:table-cell/>
          <table:table-cell table:style-name="ce2" office:value-type="string" calcext:value-type="string">
            <text:p>NGC664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275.0116358" calcext:value-type="float">
            <text:p>275,0116358</text:p>
          </table:table-cell>
          <table:table-cell table:style-name="ce2" office:value-type="float" office:value="74.5877849" calcext:value-type="float">
            <text:p>74,5877849</text:p>
          </table:table-cell>
          <table:table-cell table:style-name="ce6" office:value-type="float" office:value="274.884019" calcext:value-type="float">
            <text:p>274,8840190</text:p>
          </table:table-cell>
          <table:table-cell table:style-name="ce2" office:value-type="float" office:value="74.5491538" calcext:value-type="float">
            <text:p>74,5491538</text:p>
          </table:table-cell>
          <table:table-cell table:style-name="ce7" office:value-type="float" office:value="0.00691098169752178" calcext:value-type="float">
            <text:p>0,006910981697522</text:p>
          </table:table-cell>
          <table:table-cell office:value-type="float" office:value="0.922284503980563" calcext:value-type="float">
            <text:p>0,922284503980563</text:p>
          </table:table-cell>
          <table:table-cell office:value-type="float" office:value="0.0708019821416267" calcext:value-type="float">
            <text:p>0,070801982141627</text:p>
          </table:table-cell>
          <table:table-cell office:value-type="float" office:value="0.999997467819711" calcext:value-type="float">
            <text:p>0,999997467819711</text:p>
          </table:table-cell>
          <table:table-cell office:value-type="float" office:value="0.0022504138984228" calcext:value-type="float">
            <text:p>0,002250413898423</text:p>
          </table:table-cell>
          <table:table-cell table:formula="of:=0.01/[.AC24]" office:value-type="float" office:value="4.44362701768261" calcext:value-type="float">
            <text:p>4,44362701768261</text:p>
          </table:table-cell>
          <table:table-cell office:value-type="float" office:value="195.786009162784" calcext:value-type="float">
            <text:p>195,786009162784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5866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26.6644517" calcext:value-type="float">
            <text:p>226,6644517</text:p>
          </table:table-cell>
          <table:table-cell table:style-name="ce2" office:value-type="float" office:value="55.7443765" calcext:value-type="float">
            <text:p>55,7443765</text:p>
          </table:table-cell>
          <table:table-cell table:style-name="ce2" office:value-type="float" office:value="226.5821534" calcext:value-type="float">
            <text:p>226,5821534</text:p>
          </table:table-cell>
          <table:table-cell table:style-name="ce2" office:value-type="float" office:value="55.7833323" calcext:value-type="float">
            <text:p>55,7833323</text:p>
          </table:table-cell>
          <table:table-cell table:style-name="ce7" table:formula="of:=COS(RADIANS([.F25]))*COS(RADIANS([.H25]))*SIN(RADIANS([.G25]))*SIN(RADIANS([.I25]))" office:value-type="float" office:value="0.322383527168123" calcext:value-type="float">
            <text:p>0,322383527168123</text:p>
          </table:table-cell>
          <table:table-cell table:formula="of:=SIN(RADIANS([.F25]))*SIN(RADIANS([.H25]))*SIN(RADIANS([.G25]))*SIN(RADIANS([.I25]))" office:value-type="float" office:value="0.361091223645603" calcext:value-type="float">
            <text:p>0,361091223645603</text:p>
          </table:table-cell>
          <table:table-cell table:formula="of:=COS(RADIANS([.G25]))*COS(RADIANS([.I25]))" office:value-type="float" office:value="0.316524312984277" calcext:value-type="float">
            <text:p>0,316524312984277</text:p>
          </table:table-cell>
          <table:table-cell table:formula="of:=[.J25]+[.K25]+[.L25]" office:value-type="float" office:value="0.999999063798003" calcext:value-type="float">
            <text:p>0,999999063798003</text:p>
          </table:table-cell>
          <table:table-cell table:formula="of:=ACOS([.M25])" office:value-type="float" office:value="0.00136835824468168" calcext:value-type="float">
            <text:p>0,001368358244682</text:p>
          </table:table-cell>
          <table:table-cell table:formula="of:=0.02/[.N25]" office:value-type="float" office:value="14.6160554648118" calcext:value-type="float">
            <text:p>14,6160554648118</text:p>
          </table:table-cell>
          <table:table-cell table:formula="of:=[.E25]/[.O25]" office:value-type="float" office:value="56.1026880319489" calcext:value-type="float">
            <text:p>56,1026880319489</text:p>
          </table:table-cell>
          <table:table-cell/>
          <table:table-cell table:style-name="ce2" office:value-type="string" calcext:value-type="string">
            <text:p>NGC290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float" office:value="143.0006753" calcext:value-type="float">
            <text:p>143,0006753</text:p>
          </table:table-cell>
          <table:table-cell table:style-name="ce5" office:value-type="float" office:value="21.4390048" calcext:value-type="float">
            <text:p>21,4390048</text:p>
          </table:table-cell>
          <table:table-cell table:style-name="ce5" office:value-type="float" office:value="143.0833311" calcext:value-type="float">
            <text:p>143,0833311</text:p>
          </table:table-cell>
          <table:table-cell table:style-name="ce5" office:value-type="float" office:value="21.5827808" calcext:value-type="float">
            <text:p>21,5827808</text:p>
          </table:table-cell>
          <table:table-cell table:style-name="ce7" table:formula="of:=COS(RADIANS([.U25]))*COS(RADIANS([.W25]))*SIN(RADIANS([.V25]))*SIN(RADIANS([.X25]))" office:value-type="float" office:value="0.0858501819518535" calcext:value-type="float">
            <text:p>0,085850181951854</text:p>
          </table:table-cell>
          <table:table-cell table:formula="of:=SIN(RADIANS([.U25]))*SIN(RADIANS([.W25]))*SIN(RADIANS([.V25]))*SIN(RADIANS([.X25]))" office:value-type="float" office:value="0.0486009378080611" calcext:value-type="float">
            <text:p>0,048600937808061</text:p>
          </table:table-cell>
          <table:table-cell table:formula="of:=COS(RADIANS([.V25]))*COS(RADIANS([.X25]))" office:value-type="float" office:value="0.865545591880469" calcext:value-type="float">
            <text:p>0,865545591880469</text:p>
          </table:table-cell>
          <table:table-cell table:formula="of:=[.Y25]+[.Z25]+[.AA25]" office:value-type="float" office:value="0.999996711640384" calcext:value-type="float">
            <text:p>0,999996711640384</text:p>
          </table:table-cell>
          <table:table-cell table:formula="of:=ACOS([.AB25])" office:value-type="float" office:value="0.00256451220249782" calcext:value-type="float">
            <text:p>0,002564512202498</text:p>
          </table:table-cell>
          <table:table-cell table:formula="of:=0.01/[.AC25]" office:value-type="float" office:value="3.89937703952435" calcext:value-type="float">
            <text:p>3,89937703952435</text:p>
          </table:table-cell>
          <table:table-cell table:formula="of:=[.T25]/[.AD25]" office:value-type="float" office:value="120.532073517397" calcext:value-type="float">
            <text:p>120,532073517397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618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office:value-type="float" office:value="248.0894849" calcext:value-type="float">
            <text:p>248,0894849</text:p>
          </table:table-cell>
          <table:table-cell table:style-name="ce2" office:value-type="float" office:value="19.8052821" calcext:value-type="float">
            <text:p>19,8052821</text:p>
          </table:table-cell>
          <table:table-cell table:style-name="ce2" office:value-type="float" office:value="248.0824229" calcext:value-type="float">
            <text:p>248,0824229</text:p>
          </table:table-cell>
          <table:table-cell table:style-name="ce2" office:value-type="float" office:value="19.8448563" calcext:value-type="float">
            <text:p>19,8448563</text:p>
          </table:table-cell>
          <table:table-cell table:style-name="ce7" table:formula="of:=COS(RADIANS([.F26]))*COS(RADIANS([.H26]))*SIN(RADIANS([.G26]))*SIN(RADIANS([.I26]))" office:value-type="float" office:value="0.0160214114686784" calcext:value-type="float">
            <text:p>0,016021411468678</text:p>
          </table:table-cell>
          <table:table-cell table:formula="of:=SIN(RADIANS([.F26]))*SIN(RADIANS([.H26]))*SIN(RADIANS([.G26]))*SIN(RADIANS([.I26]))" office:value-type="float" office:value="0.0990008930195528" calcext:value-type="float">
            <text:p>0,099000893019553</text:p>
          </table:table-cell>
          <table:table-cell table:formula="of:=COS(RADIANS([.G26]))*COS(RADIANS([.I26]))" office:value-type="float" office:value="0.884977456104772" calcext:value-type="float">
            <text:p>0,884977456104772</text:p>
          </table:table-cell>
          <table:table-cell table:formula="of:=[.J26]+[.K26]+[.L26]" office:value-type="float" office:value="0.999999760593003" calcext:value-type="float">
            <text:p>0,999999760593003</text:p>
          </table:table-cell>
          <table:table-cell table:formula="of:=ACOS([.M26])" office:value-type="float" office:value="0.000691963880884248" calcext:value-type="float">
            <text:p>0,000691963880884</text:p>
          </table:table-cell>
          <table:table-cell table:formula="of:=0.02/[.N26]" office:value-type="float" office:value="28.9032427161406" calcext:value-type="float">
            <text:p>28,9032427161406</text:p>
          </table:table-cell>
          <table:table-cell table:formula="of:=[.E26]/[.O26]" office:value-type="float" office:value="84.4195934678783" calcext:value-type="float">
            <text:p>84,4195934678783</text:p>
          </table:table-cell>
          <table:table-cell/>
          <table:table-cell table:style-name="ce2" office:value-type="string" calcext:value-type="string">
            <text:p>NGC4472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87.4659656" calcext:value-type="float">
            <text:p>187,4659656</text:p>
          </table:table-cell>
          <table:table-cell table:style-name="ce2" office:value-type="float" office:value="7.9527361" calcext:value-type="float">
            <text:p>7,9527361</text:p>
          </table:table-cell>
          <table:table-cell table:style-name="ce2" office:value-type="float" office:value="187.4301237" calcext:value-type="float">
            <text:p>187,4301237</text:p>
          </table:table-cell>
          <table:table-cell table:style-name="ce2" office:value-type="float" office:value="8.0522163" calcext:value-type="float">
            <text:p>8,0522163</text:p>
          </table:table-cell>
          <table:table-cell table:style-name="ce7" table:formula="of:=COS(RADIANS([.U26]))*COS(RADIANS([.W26]))*SIN(RADIANS([.V26]))*SIN(RADIANS([.X26]))" office:value-type="float" office:value="0.0190546597331712" calcext:value-type="float">
            <text:p>0,019054659733171</text:p>
          </table:table-cell>
          <table:table-cell table:formula="of:=SIN(RADIANS([.U26]))*SIN(RADIANS([.W26]))*SIN(RADIANS([.V26]))*SIN(RADIANS([.X26]))" office:value-type="float" office:value="0.000325649106110371" calcext:value-type="float">
            <text:p>0,00032564910611</text:p>
          </table:table-cell>
          <table:table-cell table:formula="of:=COS(RADIANS([.V26]))*COS(RADIANS([.X26]))" office:value-type="float" office:value="0.980618180074866" calcext:value-type="float">
            <text:p>0,980618180074866</text:p>
          </table:table-cell>
          <table:table-cell table:formula="of:=[.Y26]+[.Z26]+[.AA26]" office:value-type="float" office:value="0.999998488914147" calcext:value-type="float">
            <text:p>0,999998488914147</text:p>
          </table:table-cell>
          <table:table-cell table:formula="of:=ACOS([.AB26])" office:value-type="float" office:value="0.00173843966431479" calcext:value-type="float">
            <text:p>0,001738439664315</text:p>
          </table:table-cell>
          <table:table-cell table:formula="of:=0.01/[.AC26]" office:value-type="float" office:value="5.75228476735286" calcext:value-type="float">
            <text:p>5,75228476735286</text:p>
          </table:table-cell>
          <table:table-cell table:formula="of:=[.T26]/[.AD26]" office:value-type="float" office:value="142.552052473813" calcext:value-type="float">
            <text:p>142,552052473813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6217</text:p>
          </table:table-cell>
          <table:table-cell table:style-name="ce2" office:value-type="string" calcext:value-type="string">
            <text:p>SBbc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248.1218207" calcext:value-type="float">
            <text:p>248,1218207</text:p>
          </table:table-cell>
          <table:table-cell table:style-name="ce6" office:value-type="float" office:value="78.213204" calcext:value-type="float">
            <text:p>78,2132040</text:p>
          </table:table-cell>
          <table:table-cell table:style-name="ce2" office:value-type="float" office:value="248.1956674" calcext:value-type="float">
            <text:p>248,1956674</text:p>
          </table:table-cell>
          <table:table-cell table:style-name="ce6" office:value-type="float" office:value="78.182426" calcext:value-type="float">
            <text:p>78,1824260</text:p>
          </table:table-cell>
          <table:table-cell table:style-name="ce7" table:formula="of:=COS(RADIANS([.F27]))*COS(RADIANS([.H27]))*SIN(RADIANS([.G27]))*SIN(RADIANS([.I27]))" office:value-type="float" office:value="0.132620325943528" calcext:value-type="float">
            <text:p>0,132620325943528</text:p>
          </table:table-cell>
          <table:table-cell table:formula="of:=SIN(RADIANS([.F27]))*SIN(RADIANS([.H27]))*SIN(RADIANS([.G27]))*SIN(RADIANS([.I27]))" office:value-type="float" office:value="0.825544902033434" calcext:value-type="float">
            <text:p>0,825544902033434</text:p>
          </table:table-cell>
          <table:table-cell table:formula="of:=COS(RADIANS([.G27]))*COS(RADIANS([.I27]))" office:value-type="float" office:value="0.0418338318998188" calcext:value-type="float">
            <text:p>0,041833831899819</text:p>
          </table:table-cell>
          <table:table-cell table:formula="of:=[.J27]+[.K27]+[.L27]" office:value-type="float" office:value="0.99999905987678" calcext:value-type="float">
            <text:p>0,99999905987678</text:p>
          </table:table-cell>
          <table:table-cell table:formula="of:=ACOS([.M27])" office:value-type="float" office:value="0.0013712208916147" calcext:value-type="float">
            <text:p>0,001371220891615</text:p>
          </table:table-cell>
          <table:table-cell table:formula="of:=0.02/[.N27]" office:value-type="float" office:value="14.5855420686077" calcext:value-type="float">
            <text:p>14,5855420686077</text:p>
          </table:table-cell>
          <table:table-cell table:formula="of:=[.E27]/[.O27]" office:value-type="float" office:value="109.697671329176" calcext:value-type="float">
            <text:p>109,697671329176</text:p>
          </table:table-cell>
          <table:table-cell/>
          <table:table-cell table:style-name="ce2" office:value-type="string" calcext:value-type="string">
            <text:p>NGC3516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2840" calcext:value-type="float">
            <text:p>2840</text:p>
          </table:table-cell>
          <table:table-cell table:style-name="ce5" office:value-type="float" office:value="166.6732804" calcext:value-type="float">
            <text:p>166,6732804</text:p>
          </table:table-cell>
          <table:table-cell table:style-name="ce5" office:value-type="float" office:value="72.5599498" calcext:value-type="float">
            <text:p>72,5599498</text:p>
          </table:table-cell>
          <table:table-cell table:style-name="ce5" office:value-type="float" office:value="166.7213403" calcext:value-type="float">
            <text:p>166,7213403</text:p>
          </table:table-cell>
          <table:table-cell table:style-name="ce5" office:value-type="float" office:value="72.5771988" calcext:value-type="float">
            <text:p>72,5771988</text:p>
          </table:table-cell>
          <table:table-cell table:style-name="ce7" table:formula="of:=COS(RADIANS([.U27]))*COS(RADIANS([.W27]))*SIN(RADIANS([.V27]))*SIN(RADIANS([.X27]))" office:value-type="float" office:value="0.86206836247435" calcext:value-type="float">
            <text:p>0,86206836247435</text:p>
          </table:table-cell>
          <table:table-cell table:formula="of:=SIN(RADIANS([.U27]))*SIN(RADIANS([.W27]))*SIN(RADIANS([.V27]))*SIN(RADIANS([.X27]))" office:value-type="float" office:value="0.0481926261612" calcext:value-type="float">
            <text:p>0,0481926261612</text:p>
          </table:table-cell>
          <table:table-cell table:formula="of:=COS(RADIANS([.V27]))*COS(RADIANS([.X27]))" office:value-type="float" office:value="0.0897386458223938" calcext:value-type="float">
            <text:p>0,089738645822394</text:p>
          </table:table-cell>
          <table:table-cell table:formula="of:=[.Y27]+[.Z27]+[.AA27]" office:value-type="float" office:value="0.999999634457944" calcext:value-type="float">
            <text:p>0,999999634457944</text:p>
          </table:table-cell>
          <table:table-cell table:formula="of:=ACOS([.AB27])" office:value-type="float" office:value="0.000855034593848736" calcext:value-type="float">
            <text:p>0,000855034593849</text:p>
          </table:table-cell>
          <table:table-cell table:formula="of:=0.01/[.AC27]" office:value-type="float" office:value="11.6954332280141" calcext:value-type="float">
            <text:p>11,6954332280141</text:p>
          </table:table-cell>
          <table:table-cell table:formula="of:=[.T27]/[.AD27]" office:value-type="float" office:value="242.829824653041" calcext:value-type="float">
            <text:p>242,829824653041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664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275.0116358" calcext:value-type="float">
            <text:p>275,0116358</text:p>
          </table:table-cell>
          <table:table-cell table:style-name="ce2" office:value-type="float" office:value="74.5877849" calcext:value-type="float">
            <text:p>74,5877849</text:p>
          </table:table-cell>
          <table:table-cell table:style-name="ce6" office:value-type="float" office:value="274.884019" calcext:value-type="float">
            <text:p>274,8840190</text:p>
          </table:table-cell>
          <table:table-cell table:style-name="ce2" office:value-type="float" office:value="74.5491538" calcext:value-type="float">
            <text:p>74,5491538</text:p>
          </table:table-cell>
          <table:table-cell table:style-name="ce7" table:formula="of:=COS(RADIANS([.F28]))*COS(RADIANS([.H28]))*SIN(RADIANS([.G28]))*SIN(RADIANS([.I28]))" office:value-type="float" office:value="0.00691098169752178" calcext:value-type="float">
            <text:p>0,006910981697522</text:p>
          </table:table-cell>
          <table:table-cell table:formula="of:=SIN(RADIANS([.F28]))*SIN(RADIANS([.H28]))*SIN(RADIANS([.G28]))*SIN(RADIANS([.I28]))" office:value-type="float" office:value="0.922284503980563" calcext:value-type="float">
            <text:p>0,922284503980563</text:p>
          </table:table-cell>
          <table:table-cell table:formula="of:=COS(RADIANS([.G28]))*COS(RADIANS([.I28]))" office:value-type="float" office:value="0.0708019821416267" calcext:value-type="float">
            <text:p>0,070801982141627</text:p>
          </table:table-cell>
          <table:table-cell table:formula="of:=[.J28]+[.K28]+[.L28]" office:value-type="float" office:value="0.999997467819711" calcext:value-type="float">
            <text:p>0,999997467819711</text:p>
          </table:table-cell>
          <table:table-cell table:formula="of:=ACOS([.M28])" office:value-type="float" office:value="0.0022504138984228" calcext:value-type="float">
            <text:p>0,002250413898423</text:p>
          </table:table-cell>
          <table:table-cell table:formula="of:=0.02/[.N28]" office:value-type="float" office:value="8.8872540353652" calcext:value-type="float">
            <text:p>8,8872540353652</text:p>
          </table:table-cell>
          <table:table-cell table:formula="of:=[.E28]/[.O28]" office:value-type="float" office:value="195.786009162784" calcext:value-type="float">
            <text:p>195,786009162784</text:p>
          </table:table-cell>
          <table:table-cell/>
          <table:table-cell table:style-name="ce2" office:value-type="string" calcext:value-type="string">
            <text:p>NGC3245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1210" calcext:value-type="float">
            <text:p>1210</text:p>
          </table:table-cell>
          <table:table-cell table:style-name="ce5" office:value-type="float" office:value="156.8247937" calcext:value-type="float">
            <text:p>156,8247937</text:p>
          </table:table-cell>
          <table:table-cell table:style-name="ce5" office:value-type="float" office:value="28.5258558" calcext:value-type="float">
            <text:p>28,5258558</text:p>
          </table:table-cell>
          <table:table-cell table:style-name="ce5" office:value-type="float" office:value="156.8293384" calcext:value-type="float">
            <text:p>156,8293384</text:p>
          </table:table-cell>
          <table:table-cell table:style-name="ce5" office:value-type="float" office:value="28.4898004" calcext:value-type="float">
            <text:p>28,4898004</text:p>
          </table:table-cell>
          <table:table-cell table:style-name="ce7" office:value-type="float" office:value="0.192521314954219" calcext:value-type="float">
            <text:p>0,192521314954219</text:p>
          </table:table-cell>
          <table:table-cell office:value-type="float" office:value="0.0352736622917745" calcext:value-type="float">
            <text:p>0,035273662291775</text:p>
          </table:table-cell>
          <table:table-cell office:value-type="float" office:value="0.772204824037324" calcext:value-type="float">
            <text:p>0,772204824037324</text:p>
          </table:table-cell>
          <table:table-cell office:value-type="float" office:value="0.999999801283318" calcext:value-type="float">
            <text:p>0,999999801283318</text:p>
          </table:table-cell>
          <table:table-cell office:value-type="float" office:value="0.000630423173082528" calcext:value-type="float">
            <text:p>0,000630423173083</text:p>
          </table:table-cell>
          <table:table-cell table:formula="of:=0.01/[.AC28]" office:value-type="float" office:value="15.8623610726488" calcext:value-type="float">
            <text:p>15,8623610726488</text:p>
          </table:table-cell>
          <table:table-cell office:value-type="float" office:value="38.1406019714929" calcext:value-type="float">
            <text:p>38,1406019714929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6764</text:p>
          </table:table-cell>
          <table:table-cell table:style-name="ce2" office:value-type="string" calcext:value-type="string">
            <text:p>SBb</text:p>
          </table:table-cell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287.0951042" calcext:value-type="float">
            <text:p>287,0951042</text:p>
          </table:table-cell>
          <table:table-cell table:style-name="ce2" office:value-type="float" office:value="50.9406932" calcext:value-type="float">
            <text:p>50,9406932</text:p>
          </table:table-cell>
          <table:table-cell table:style-name="ce2" office:value-type="float" office:value="287.0448228" calcext:value-type="float">
            <text:p>287,0448228</text:p>
          </table:table-cell>
          <table:table-cell table:style-name="ce2" office:value-type="float" office:value="50.9268493" calcext:value-type="float">
            <text:p>50,9268493</text:p>
          </table:table-cell>
          <table:table-cell table:style-name="ce7" table:formula="of:=COS(RADIANS([.F29]))*COS(RADIANS([.H29]))*SIN(RADIANS([.G29]))*SIN(RADIANS([.I29]))" office:value-type="float" office:value="0.0519424581262653" calcext:value-type="float">
            <text:p>0,051942458126265</text:p>
          </table:table-cell>
          <table:table-cell table:formula="of:=SIN(RADIANS([.F29]))*SIN(RADIANS([.H29]))*SIN(RADIANS([.G29]))*SIN(RADIANS([.I29]))" office:value-type="float" office:value="0.550882213422792" calcext:value-type="float">
            <text:p>0,550882213422792</text:p>
          </table:table-cell>
          <table:table-cell table:formula="of:=COS(RADIANS([.G29]))*COS(RADIANS([.I29]))" office:value-type="float" office:value="0.397175067130783" calcext:value-type="float">
            <text:p>0,397175067130783</text:p>
          </table:table-cell>
          <table:table-cell table:formula="of:=[.J29]+[.K29]+[.L29]" office:value-type="float" office:value="0.999999738679841" calcext:value-type="float">
            <text:p>0,999999738679841</text:p>
          </table:table-cell>
          <table:table-cell table:formula="of:=ACOS([.M29])" office:value-type="float" office:value="0.000722938684051" calcext:value-type="float">
            <text:p>0,000722938684051</text:p>
          </table:table-cell>
          <table:table-cell table:formula="of:=0.02/[.N29]" office:value-type="float" office:value="27.6648634818234" calcext:value-type="float">
            <text:p>27,6648634818234</text:p>
          </table:table-cell>
          <table:table-cell table:formula="of:=[.E29]/[.O29]" office:value-type="float" office:value="87.1141114281455" calcext:value-type="float">
            <text:p>87,1141114281455</text:p>
          </table:table-cell>
          <table:table-cell/>
          <table:table-cell table:style-name="ce2" office:value-type="string" calcext:value-type="string">
            <text:p>NGC5866</text:p>
          </table:table-cell>
          <table:table-cell table:style-name="ce2" office:value-type="string" calcext:value-type="string">
            <text:p>S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26.6644517" calcext:value-type="float">
            <text:p>226,6644517</text:p>
          </table:table-cell>
          <table:table-cell table:style-name="ce2" office:value-type="float" office:value="55.7443765" calcext:value-type="float">
            <text:p>55,7443765</text:p>
          </table:table-cell>
          <table:table-cell table:style-name="ce2" office:value-type="float" office:value="226.5821534" calcext:value-type="float">
            <text:p>226,5821534</text:p>
          </table:table-cell>
          <table:table-cell table:style-name="ce2" office:value-type="float" office:value="55.7833323" calcext:value-type="float">
            <text:p>55,7833323</text:p>
          </table:table-cell>
          <table:table-cell table:style-name="ce7" office:value-type="float" office:value="0.322383527168123" calcext:value-type="float">
            <text:p>0,322383527168123</text:p>
          </table:table-cell>
          <table:table-cell office:value-type="float" office:value="0.361091223645603" calcext:value-type="float">
            <text:p>0,361091223645603</text:p>
          </table:table-cell>
          <table:table-cell office:value-type="float" office:value="0.316524312984277" calcext:value-type="float">
            <text:p>0,316524312984277</text:p>
          </table:table-cell>
          <table:table-cell office:value-type="float" office:value="0.999999063798003" calcext:value-type="float">
            <text:p>0,999999063798003</text:p>
          </table:table-cell>
          <table:table-cell office:value-type="float" office:value="0.00136835824492509" calcext:value-type="float">
            <text:p>0,001368358244925</text:p>
          </table:table-cell>
          <table:table-cell table:formula="of:=0.01/[.AC29]" office:value-type="float" office:value="7.30802773110593" calcext:value-type="float">
            <text:p>7,30802773110593</text:p>
          </table:table-cell>
          <table:table-cell office:value-type="float" office:value="56.1026880419286" calcext:value-type="float">
            <text:p>56,1026880419286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calcext:value-type="string">
            <text:p>NGC7469</text:p>
          </table:table-cell>
          <table:table-cell table:style-name="ce2" office:value-type="string" calcext:value-type="string">
            <text:p>Sa</text:p>
          </table:table-cell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345.8192889" calcext:value-type="float">
            <text:p>345,8192889</text:p>
          </table:table-cell>
          <table:table-cell table:style-name="ce2" office:value-type="float" office:value="8.87000973" calcext:value-type="float">
            <text:p>8,87000973</text:p>
          </table:table-cell>
          <table:table-cell table:style-name="ce2" office:value-type="float" office:value="345.8105057" calcext:value-type="float">
            <text:p>345,8105057</text:p>
          </table:table-cell>
          <table:table-cell table:style-name="ce2" office:value-type="float" office:value="8.877936" calcext:value-type="float">
            <text:p>8,877936</text:p>
          </table:table-cell>
          <table:table-cell table:style-name="ce7" table:formula="of:=COS(RADIANS([.F30]))*COS(RADIANS([.H30]))*SIN(RADIANS([.G30]))*SIN(RADIANS([.I30]))" office:value-type="float" office:value="0.0223675924845761" calcext:value-type="float">
            <text:p>0,022367592484576</text:p>
          </table:table-cell>
          <table:table-cell table:formula="of:=SIN(RADIANS([.F30]))*SIN(RADIANS([.H30]))*SIN(RADIANS([.G30]))*SIN(RADIANS([.I30]))" office:value-type="float" office:value="0.00142903766777433" calcext:value-type="float">
            <text:p>0,001429037667774</text:p>
          </table:table-cell>
          <table:table-cell table:formula="of:=COS(RADIANS([.G30]))*COS(RADIANS([.I30]))" office:value-type="float" office:value="0.976203359999134" calcext:value-type="float">
            <text:p>0,976203359999134</text:p>
          </table:table-cell>
          <table:table-cell table:formula="of:=[.J30]+[.K30]+[.L30]" office:value-type="float" office:value="0.999999990151485" calcext:value-type="float">
            <text:p>0,999999990151485</text:p>
          </table:table-cell>
          <table:table-cell table:formula="of:=ACOS([.M30])" office:value-type="float" office:value="0.000140346110403896" calcext:value-type="float">
            <text:p>0,000140346110404</text:p>
          </table:table-cell>
          <table:table-cell table:formula="of:=0.02/[.N30]" office:value-type="float" office:value="142.504839944925" calcext:value-type="float">
            <text:p>142,504839944925</text:p>
          </table:table-cell>
          <table:table-cell table:formula="of:=[.E30]/[.O30]" office:value-type="float" office:value="35.9286042633973" calcext:value-type="float">
            <text:p>35,9286042633973</text:p>
          </table:table-cell>
          <table:table-cell/>
          <table:table-cell table:style-name="ce2" office:value-type="string" calcext:value-type="string">
            <text:p>NGC3034</text:p>
          </table:table-cell>
          <table:table-cell table:style-name="ce2" office:value-type="string" calcext:value-type="string">
            <text:p>I0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float" office:value="149.1632762" calcext:value-type="float">
            <text:p>149,1632762</text:p>
          </table:table-cell>
          <table:table-cell table:style-name="ce5" office:value-type="float" office:value="69.7157523" calcext:value-type="float">
            <text:p>69,7157523</text:p>
          </table:table-cell>
          <table:table-cell table:style-name="ce5" office:value-type="float" office:value="148.758993" calcext:value-type="float">
            <text:p>148,7589930</text:p>
          </table:table-cell>
          <table:table-cell table:style-name="ce5" office:value-type="float" office:value="69.6423744" calcext:value-type="float">
            <text:p>69,6423744</text:p>
          </table:table-cell>
          <table:table-cell table:style-name="ce7" table:formula="of:=COS(RADIANS([.U30]))*COS(RADIANS([.W30]))*SIN(RADIANS([.V30]))*SIN(RADIANS([.X30]))" office:value-type="float" office:value="0.645586859860377" calcext:value-type="float">
            <text:p>0,645586859860377</text:p>
          </table:table-cell>
          <table:table-cell table:formula="of:=SIN(RADIANS([.U30]))*SIN(RADIANS([.W30]))*SIN(RADIANS([.V30]))*SIN(RADIANS([.X30]))" office:value-type="float" office:value="0.23378858903724" calcext:value-type="float">
            <text:p>0,23378858903724</text:p>
          </table:table-cell>
          <table:table-cell table:formula="of:=COS(RADIANS([.V30]))*COS(RADIANS([.X30]))" office:value-type="float" office:value="0.120601839324909" calcext:value-type="float">
            <text:p>0,120601839324909</text:p>
          </table:table-cell>
          <table:table-cell table:formula="of:=[.Y30]+[.Z30]+[.AA30]" office:value-type="float" office:value="0.999977288222526" calcext:value-type="float">
            <text:p>0,999977288222526</text:p>
          </table:table-cell>
          <table:table-cell table:formula="of:=ACOS([.AB30])" office:value-type="float" office:value="0.00673971267117995" calcext:value-type="float">
            <text:p>0,00673971267118</text:p>
          </table:table-cell>
          <table:table-cell table:formula="of:=0.01/[.AC30]" office:value-type="float" office:value="1.48374277775394" calcext:value-type="float">
            <text:p>1,48374277775394</text:p>
          </table:table-cell>
          <table:table-cell table:formula="of:=[.T30]/[.AD30]" office:value-type="float" office:value="276.328219518378" calcext:value-type="float">
            <text:p>276,328219518378</text:p>
          </table:table-cell>
          <table:table-cell table:number-columns-repeated="33"/>
        </table:table-row>
        <table:table-row table:style-name="ro2" table:number-rows-repeated="2">
          <table:table-cell table:number-columns-repeated="2"/>
          <table:table-cell table:style-name="ce2" table:number-columns-repeated="7"/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7" number:min-decimal-places="7" number:min-integer-digits="1" number:grouping="true"/>
    </number:number-style>
    <number:number-style style:name="N147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9:50:32.3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3T19:49:23.064000000</dc:date>
    <meta:editing-duration>PT33M46S</meta:editing-duration>
    <meta:editing-cycles>4</meta:editing-cycles>
    <meta:generator>LibreOffice/7.1.0.3$Windows_X86_64 LibreOffice_project/f6099ecf3d29644b5008cc8f48f42f4a40986e4c</meta:generator>
    <meta:document-statistic meta:table-count="1" meta:cell-count="78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ffff" draw:fill-color="#ffffff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14" style:family="chart">
      <style:chart-properties loext:regression-x-name="d" loext:regression-y-name="v(d)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252cm" svg:height="12.126cm" xlink:href=".." xlink:type="simple" chart:class="chart:scatter" chart:style-name="ch1">
        <chart:title svg:x="3.283cm" svg:y="0.378cm" chart:style-name="ch2">
          <text:p>Velocidad de recesión como función de la distancia (Con D = 10 kpc</text:p>
        </chart:title>
        <chart:legend chart:legend-position="end" svg:x="18.538cm" svg:y="4.768cm" style:legend-expansion="high" chart:style-name="ch3"/>
        <chart:plot-area chart:style-name="ch4" table:cell-range-address="Página1.AD26:Página1.AD29 Página1.AD4:Página1.AD10 Página1.T4:Página1.T30" chart:data-source-has-labels="both" svg:x="1.416cm" svg:y="1.399cm" svg:width="16.717cm" svg:height="9.504cm">
          <chart:coordinate-region svg:x="2.408cm" svg:y="1.598cm" svg:width="15.538cm" svg:height="8.658cm"/>
          <chart:axis chart:dimension="x" chart:name="primary-x" chart:style-name="ch5" chartooo:axis-type="auto">
            <chart:title svg:x="9.214cm" svg:y="11.145cm" chart:style-name="ch6">
              <text:p>d(Mpc)</text:p>
            </chart:title>
            <chart:categories table:cell-range-address="Página1.AD26:Página1.AD29"/>
            <chart:grid chart:style-name="ch7" chart:class="major"/>
          </chart:axis>
          <chart:axis chart:dimension="y" chart:name="primary-y" chart:style-name="ch8">
            <chart:title svg:x="0.451cm" svg:y="6.724cm" chart:style-name="ch9">
              <text:p>v(km/s)</text:p>
            </chart:title>
            <chart:grid chart:style-name="ch7" chart:class="major"/>
          </chart:axis>
          <chart:series chart:style-name="ch10" chart:values-cell-range-address="Página1.T4:Página1.T10" loext:label-string="sa" chart:class="chart:scatter">
            <chart:domain table:cell-range-address="Página1.AD4:Página1.AD10"/>
            <chart:data-point chart:repeated="2"/>
            <chart:data-point chart:style-name="ch11" chart:repeated="2"/>
            <chart:data-point/>
            <chart:data-point chart:style-name="ch11" chart:repeated="2"/>
          </chart:series>
          <chart:series chart:style-name="ch12" chart:values-cell-range-address="Página1.T4:Página1.T30" loext:hide-legend="true" loext:label-string="comb" chart:class="chart:scatter">
            <chart:domain table:cell-range-address="Página1.AD4:Página1.AD30"/>
            <chart:regression-curve chart:style-name="ch13">
              <chart:equation chart:display-equation="true" chart:display-r-square="false" svg:x="7.782cm" svg:y="0.997cm" chart:style-name="ch14"/>
            </chart:regression-curve>
            <chart:data-point chart:repeated="27"/>
          </chart:series>
          <chart:series chart:style-name="ch15" chart:values-cell-range-address="Página1.T11:Página1.T19" loext:label-string="sb" chart:class="chart:scatter">
            <chart:domain table:cell-range-address="Página1.AD11:Página1.AD19"/>
            <chart:data-point chart:repeated="9"/>
          </chart:series>
          <chart:series chart:style-name="ch16" chart:values-cell-range-address="Página1.T20:Página1.T25" loext:label-string="sc" chart:class="chart:scatter">
            <chart:domain table:cell-range-address="Página1.AD20:Página1.AD25"/>
            <chart:data-point chart:repeated="6"/>
          </chart:series>
          <chart:series chart:style-name="ch17" chart:values-cell-range-address="Página1.T26:Página1.T29" loext:label-string="s0" chart:class="chart:scatter">
            <chart:domain table:cell-range-address="Página1.AD26:Página1.AD29"/>
            <chart:data-point chart:repeated="4"/>
          </chart:series>
          <chart:series chart:style-name="ch18" chart:values-cell-range-address="Página1.T30:Página1.T30" loext:label-string="i0" chart:class="chart:scatter">
            <chart:domain table:cell-range-address="Página1.AD30:Página1.AD30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sa</text:p>
              </table:table-cell>
              <table:table-cell office:value-type="string">
                <text:p>Column AD</text:p>
              </table:table-cell>
              <table:table-cell office:value-type="string">
                <text:p>comb</text:p>
              </table:table-cell>
              <table:table-cell office:value-type="string">
                <text:p>Column AD</text:p>
              </table:table-cell>
              <table:table-cell office:value-type="string">
                <text:p>sb</text:p>
              </table:table-cell>
              <table:table-cell office:value-type="string">
                <text:p>Column AD</text:p>
              </table:table-cell>
              <table:table-cell office:value-type="string">
                <text:p>sc</text:p>
              </table:table-cell>
              <table:table-cell office:value-type="string">
                <text:p>Column AD</text:p>
              </table:table-cell>
              <table:table-cell office:value-type="string">
                <text:p>s0</text:p>
              </table:table-cell>
              <table:table-cell office:value-type="string">
                <text:p/>
              </table:table-cell>
              <table:table-cell office:value-type="string">
                <text:p>i0</text:p>
              </table:table-cell>
            </table:table-row>
          </table:table-header-rows>
          <table:table-rows>
            <table:table-row>
              <table:table-cell office:value-type="float" office:value="5.75228476735286">
                <text:p>5.75228476735286</text:p>
                <draw:g>
                  <svg:desc>Página1.AD26:Página1.AD29</svg:desc>
                </draw:g>
              </table:table-cell>
              <table:table-cell office:value-type="float" office:value="19.8284181626923">
                <text:p>19.8284181626923</text:p>
                <draw:g>
                  <svg:desc>Página1.AD4:Página1.AD10</svg:desc>
                </draw:g>
              </table:table-cell>
              <table:table-cell office:value-type="float" office:value="2100">
                <text:p>2100</text:p>
                <draw:g>
                  <svg:desc>Página1.T4:Página1.T10</svg:desc>
                </draw:g>
              </table:table-cell>
              <table:table-cell office:value-type="float" office:value="19.8284181626923">
                <text:p>19.8284181626923</text:p>
                <draw:g>
                  <svg:desc>Página1.AD4:Página1.AD30</svg:desc>
                </draw:g>
              </table:table-cell>
              <table:table-cell office:value-type="float" office:value="2100">
                <text:p>2100</text:p>
                <draw:g>
                  <svg:desc>Página1.T4:Página1.T30</svg:desc>
                </draw:g>
              </table:table-cell>
              <table:table-cell office:value-type="float" office:value="14.3846678917512">
                <text:p>14.3846678917512</text:p>
                <draw:g>
                  <svg:desc>Página1.AD11:Página1.AD19</svg:desc>
                </draw:g>
              </table:table-cell>
              <table:table-cell office:value-type="float" office:value="1860">
                <text:p>1860</text:p>
                <draw:g>
                  <svg:desc>Página1.T11:Página1.T19</svg:desc>
                </draw:g>
              </table:table-cell>
              <table:table-cell office:value-type="float" office:value="2.34872387243293">
                <text:p>2.34872387243293</text:p>
                <draw:g>
                  <svg:desc>Página1.AD20:Página1.AD25</svg:desc>
                </draw:g>
              </table:table-cell>
              <table:table-cell office:value-type="float" office:value="2650">
                <text:p>2650</text:p>
                <draw:g>
                  <svg:desc>Página1.T20:Página1.T25</svg:desc>
                </draw:g>
              </table:table-cell>
              <table:table-cell office:value-type="float" office:value="5.75228476735286">
                <text:p>5.75228476735286</text:p>
                <draw:g>
                  <svg:desc>Página1.AD26:Página1.AD29</svg:desc>
                </draw:g>
              </table:table-cell>
              <table:table-cell office:value-type="float" office:value="820">
                <text:p>820</text:p>
                <draw:g>
                  <svg:desc>Página1.T26:Página1.T29</svg:desc>
                </draw:g>
              </table:table-cell>
              <table:table-cell office:value-type="float" office:value="1.48374277775394">
                <text:p>1.48374277775394</text:p>
                <draw:g>
                  <svg:desc>Página1.AD30:Página1.AD30</svg:desc>
                </draw:g>
              </table:table-cell>
              <table:table-cell office:value-type="float" office:value="410">
                <text:p>410</text:p>
                <draw:g>
                  <svg:desc>Página1.T30:Página1.T30</svg:desc>
                </draw:g>
              </table:table-cell>
            </table:table-row>
            <table:table-row>
              <table:table-cell office:value-type="float" office:value="11.6954332280141">
                <text:p>11.6954332280141</text:p>
              </table:table-cell>
              <table:table-cell office:value-type="float" office:value="34.1566196366917">
                <text:p>34.1566196366917</text:p>
              </table:table-cell>
              <table:table-cell office:value-type="float" office:value="1200">
                <text:p>1200</text:p>
              </table:table-cell>
              <table:table-cell office:value-type="float" office:value="34.1566196366917">
                <text:p>34.1566196366917</text:p>
              </table:table-cell>
              <table:table-cell office:value-type="float" office:value="1200">
                <text:p>1200</text:p>
              </table:table-cell>
              <table:table-cell office:value-type="float" office:value="8.34067351745278">
                <text:p>8.34067351745278</text:p>
              </table:table-cell>
              <table:table-cell office:value-type="float" office:value="2900">
                <text:p>2900</text:p>
              </table:table-cell>
              <table:table-cell office:value-type="float" office:value="4.5261730136889">
                <text:p>4.5261730136889</text:p>
              </table:table-cell>
              <table:table-cell office:value-type="float" office:value="610">
                <text:p>610</text:p>
              </table:table-cell>
              <table:table-cell office:value-type="float" office:value="11.6954332280141">
                <text:p>11.6954332280141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623610726488">
                <text:p>15.8623610726488</text:p>
              </table:table-cell>
              <table:table-cell office:value-type="float" office:value="3.83943471506804">
                <text:p>3.83943471506804</text:p>
              </table:table-cell>
              <table:table-cell office:value-type="float" office:value="2140">
                <text:p>2140</text:p>
              </table:table-cell>
              <table:table-cell office:value-type="float" office:value="3.83943471506804">
                <text:p>3.83943471506804</text:p>
              </table:table-cell>
              <table:table-cell office:value-type="float" office:value="2140">
                <text:p>2140</text:p>
              </table:table-cell>
              <table:table-cell office:value-type="float" office:value="10.6984720451476">
                <text:p>10.6984720451476</text:p>
              </table:table-cell>
              <table:table-cell office:value-type="float" office:value="1100">
                <text:p>1100</text:p>
              </table:table-cell>
              <table:table-cell office:value-type="float" office:value="26.7647626843014">
                <text:p>26.7647626843014</text:p>
              </table:table-cell>
              <table:table-cell office:value-type="float" office:value="1380">
                <text:p>1380</text:p>
              </table:table-cell>
              <table:table-cell office:value-type="float" office:value="15.8623610726488">
                <text:p>15.8623610726488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0802773110593">
                <text:p>7.30802773110593</text:p>
              </table:table-cell>
              <table:table-cell office:value-type="float" office:value="4.22604085637086">
                <text:p>4.22604085637086</text:p>
              </table:table-cell>
              <table:table-cell office:value-type="float" office:value="680">
                <text:p>680</text:p>
              </table:table-cell>
              <table:table-cell office:value-type="float" office:value="4.22604085637086">
                <text:p>4.22604085637086</text:p>
              </table:table-cell>
              <table:table-cell office:value-type="float" office:value="680">
                <text:p>680</text:p>
              </table:table-cell>
              <table:table-cell office:value-type="float" office:value="14.4235880237911">
                <text:p>14.4235880237911</text:p>
              </table:table-cell>
              <table:table-cell office:value-type="float" office:value="1070">
                <text:p>1070</text:p>
              </table:table-cell>
              <table:table-cell office:value-type="float" office:value="14.4516213580703">
                <text:p>14.4516213580703</text:p>
              </table:table-cell>
              <table:table-cell office:value-type="float" office:value="2440">
                <text:p>2440</text:p>
              </table:table-cell>
              <table:table-cell office:value-type="float" office:value="7.30802773110593">
                <text:p>7.30802773110593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6820435608843">
                <text:p>8.16820435608843</text:p>
              </table:table-cell>
              <table:table-cell office:value-type="float" office:value="760">
                <text:p>760</text:p>
              </table:table-cell>
              <table:table-cell office:value-type="float" office:value="8.16820435608843">
                <text:p>8.16820435608843</text:p>
              </table:table-cell>
              <table:table-cell office:value-type="float" office:value="760">
                <text:p>760</text:p>
              </table:table-cell>
              <table:table-cell office:value-type="float" office:value="4.8645055988683">
                <text:p>4.8645055988683</text:p>
              </table:table-cell>
              <table:table-cell office:value-type="float" office:value="590">
                <text:p>590</text:p>
              </table:table-cell>
              <table:table-cell office:value-type="float" office:value="4.44362701768261">
                <text:p>4.44362701768261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8482672036995">
                <text:p>47.8482672036995</text:p>
              </table:table-cell>
              <table:table-cell office:value-type="float" office:value="4960">
                <text:p>4960</text:p>
              </table:table-cell>
              <table:table-cell office:value-type="float" office:value="47.8482672036995">
                <text:p>47.8482672036995</text:p>
              </table:table-cell>
              <table:table-cell office:value-type="float" office:value="4960">
                <text:p>4960</text:p>
              </table:table-cell>
              <table:table-cell office:value-type="float" office:value="13.4394873409737">
                <text:p>13.4394873409737</text:p>
              </table:table-cell>
              <table:table-cell office:value-type="float" office:value="940">
                <text:p>940</text:p>
              </table:table-cell>
              <table:table-cell office:value-type="float" office:value="3.89937703952435">
                <text:p>3.8993770395243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2524199724627">
                <text:p>71.2524199724627</text:p>
              </table:table-cell>
              <table:table-cell office:value-type="float" office:value="5120">
                <text:p>5120</text:p>
              </table:table-cell>
              <table:table-cell office:value-type="float" office:value="71.2524199724627">
                <text:p>71.2524199724627</text:p>
              </table:table-cell>
              <table:table-cell office:value-type="float" office:value="5120">
                <text:p>5120</text:p>
              </table:table-cell>
              <table:table-cell office:value-type="float" office:value="12.0362674527827">
                <text:p>12.0362674527827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846678917512">
                <text:p>14.3846678917512</text:p>
              </table:table-cell>
              <table:table-cell office:value-type="float" office:value="1860">
                <text:p>1860</text:p>
              </table:table-cell>
              <table:table-cell office:value-type="float" office:value="7.29277103430386">
                <text:p>7.29277103430386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4067351745278">
                <text:p>8.34067351745278</text:p>
              </table:table-cell>
              <table:table-cell office:value-type="float" office:value="2900">
                <text:p>2900</text:p>
              </table:table-cell>
              <table:table-cell office:value-type="float" office:value="13.8324317409117">
                <text:p>13.8324317409117</text:p>
              </table:table-cell>
              <table:table-cell office:value-type="float" office:value="2410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984720451476">
                <text:p>10.6984720451476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235880237911">
                <text:p>14.4235880237911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45055988683">
                <text:p>4.8645055988683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394873409737">
                <text:p>13.4394873409737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362674527827">
                <text:p>12.0362674527827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9277103430386">
                <text:p>7.29277103430386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324317409117">
                <text:p>13.8324317409117</text:p>
              </table:table-cell>
              <table:table-cell office:value-type="float" office:value="2410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872387243293">
                <text:p>2.34872387243293</text:p>
              </table:table-cell>
              <table:table-cell office:value-type="float" office:value="2650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61730136889">
                <text:p>4.5261730136889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647626843014">
                <text:p>26.7647626843014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516213580703">
                <text:p>14.4516213580703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362701768261">
                <text:p>4.44362701768261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937703952435">
                <text:p>3.8993770395243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228476735286">
                <text:p>5.75228476735286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54332280141">
                <text:p>11.6954332280141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623610726488">
                <text:p>15.8623610726488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0802773110593">
                <text:p>7.30802773110593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374277775394">
                <text:p>1.48374277775394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none" svg:stroke-width="0.08cm" svg:stroke-color="#ffffff" draw:fill-color="#ffffff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12" style:family="chart">
      <style:chart-properties loext:regression-x-name="d" loext:regression-y-name="v(d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22cm" svg:height="12.033cm" xlink:href=".." xlink:type="simple" chart:class="chart:scatter" chart:style-name="ch1">
        <chart:title svg:x="1.812cm" svg:y="0.468cm" chart:style-name="ch2">
          <text:p>Velocidad de recesión como función de la distancia (excluyendo Sa)</text:p>
        </chart:title>
        <chart:legend chart:legend-position="end" svg:x="16.308cm" svg:y="4.97cm" style:legend-expansion="high" chart:style-name="ch3"/>
        <chart:plot-area chart:style-name="ch4" table:cell-range-address="Página1.AD11:Página1.AD30 Página1.T11:Página1.T30" chart:data-source-has-labels="both" svg:x="1.371cm" svg:y="1.395cm" svg:width="14.577cm" svg:height="9.417cm">
          <chart:coordinate-region svg:x="2.363cm" svg:y="1.595cm" svg:width="13.398cm" svg:height="8.57cm"/>
          <chart:axis chart:dimension="x" chart:name="primary-x" chart:style-name="ch5" chartooo:axis-type="auto">
            <chart:title svg:x="8.059cm" svg:y="11.052cm" chart:style-name="ch6">
              <text:p>d (Mpc)</text:p>
            </chart:title>
            <chart:categories table:cell-range-address="Página1.AD26:Página1.AD29"/>
            <chart:grid chart:style-name="ch7" chart:class="major"/>
          </chart:axis>
          <chart:axis chart:dimension="y" chart:name="primary-y" chart:style-name="ch8">
            <chart:title svg:x="0.451cm" svg:y="6.676cm" chart:style-name="ch9">
              <text:p>v(km/s)</text:p>
            </chart:title>
            <chart:grid chart:style-name="ch7" chart:class="major"/>
          </chart:axis>
          <chart:series chart:style-name="ch10" chart:values-cell-range-address="Página1.T11:Página1.T30" loext:hide-legend="true" loext:label-string="comb" chart:class="chart:scatter">
            <chart:domain table:cell-range-address="Página1.AD11:Página1.AD30"/>
            <chart:regression-curve chart:style-name="ch11">
              <chart:equation chart:display-equation="true" chart:display-r-square="false" svg:x="5.785cm" svg:y="1.085cm" chart:style-name="ch12"/>
            </chart:regression-curve>
            <chart:data-point chart:repeated="20"/>
          </chart:series>
          <chart:series chart:style-name="ch13" chart:values-cell-range-address="Página1.T11:Página1.T19" loext:label-string="sb" chart:class="chart:scatter">
            <chart:domain table:cell-range-address="Página1.AD11:Página1.AD19"/>
            <chart:data-point chart:repeated="9"/>
          </chart:series>
          <chart:series chart:style-name="ch14" chart:values-cell-range-address="Página1.T20:Página1.T25" loext:label-string="sc" chart:class="chart:scatter">
            <chart:domain table:cell-range-address="Página1.AD20:Página1.AD25"/>
            <chart:data-point chart:repeated="6"/>
          </chart:series>
          <chart:series chart:style-name="ch15" chart:values-cell-range-address="Página1.T26:Página1.T29" loext:label-string="s0" chart:class="chart:scatter">
            <chart:domain table:cell-range-address="Página1.AD26:Página1.AD29"/>
            <chart:data-point chart:repeated="4"/>
          </chart:series>
          <chart:series chart:style-name="ch16" chart:values-cell-range-address="Página1.T30:Página1.T30" loext:label-string="i0" chart:class="chart:scatter">
            <chart:domain table:cell-range-address="Página1.AD30:Página1.AD30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mb</text:p>
              </table:table-cell>
              <table:table-cell office:value-type="string">
                <text:p>Column AD</text:p>
              </table:table-cell>
              <table:table-cell office:value-type="string">
                <text:p>sb</text:p>
              </table:table-cell>
              <table:table-cell office:value-type="string">
                <text:p>Column AD</text:p>
              </table:table-cell>
              <table:table-cell office:value-type="string">
                <text:p>sc</text:p>
              </table:table-cell>
              <table:table-cell office:value-type="string">
                <text:p>Column AD</text:p>
              </table:table-cell>
              <table:table-cell office:value-type="string">
                <text:p>s0</text:p>
              </table:table-cell>
              <table:table-cell office:value-type="string">
                <text:p/>
              </table:table-cell>
              <table:table-cell office:value-type="string">
                <text:p>i0</text:p>
              </table:table-cell>
            </table:table-row>
          </table:table-header-rows>
          <table:table-rows>
            <table:table-row>
              <table:table-cell office:value-type="float" office:value="5.75228476735286">
                <text:p>5.75228476735286</text:p>
                <draw:g>
                  <svg:desc>Página1.AD26:Página1.AD29</svg:desc>
                </draw:g>
              </table:table-cell>
              <table:table-cell office:value-type="float" office:value="14.3846678917512">
                <text:p>14.3846678917512</text:p>
                <draw:g>
                  <svg:desc>Página1.AD11:Página1.AD30</svg:desc>
                </draw:g>
              </table:table-cell>
              <table:table-cell office:value-type="float" office:value="1860">
                <text:p>1860</text:p>
                <draw:g>
                  <svg:desc>Página1.T11:Página1.T30</svg:desc>
                </draw:g>
              </table:table-cell>
              <table:table-cell office:value-type="float" office:value="14.3846678917512">
                <text:p>14.3846678917512</text:p>
                <draw:g>
                  <svg:desc>Página1.AD11:Página1.AD19</svg:desc>
                </draw:g>
              </table:table-cell>
              <table:table-cell office:value-type="float" office:value="1860">
                <text:p>1860</text:p>
                <draw:g>
                  <svg:desc>Página1.T11:Página1.T19</svg:desc>
                </draw:g>
              </table:table-cell>
              <table:table-cell office:value-type="float" office:value="2.34872387243293">
                <text:p>2.34872387243293</text:p>
                <draw:g>
                  <svg:desc>Página1.AD20:Página1.AD25</svg:desc>
                </draw:g>
              </table:table-cell>
              <table:table-cell office:value-type="float" office:value="2650">
                <text:p>2650</text:p>
                <draw:g>
                  <svg:desc>Página1.T20:Página1.T25</svg:desc>
                </draw:g>
              </table:table-cell>
              <table:table-cell office:value-type="float" office:value="5.75228476735286">
                <text:p>5.75228476735286</text:p>
                <draw:g>
                  <svg:desc>Página1.AD26:Página1.AD29</svg:desc>
                </draw:g>
              </table:table-cell>
              <table:table-cell office:value-type="float" office:value="820">
                <text:p>820</text:p>
                <draw:g>
                  <svg:desc>Página1.T26:Página1.T29</svg:desc>
                </draw:g>
              </table:table-cell>
              <table:table-cell office:value-type="float" office:value="1.48374277775394">
                <text:p>1.48374277775394</text:p>
                <draw:g>
                  <svg:desc>Página1.AD30:Página1.AD30</svg:desc>
                </draw:g>
              </table:table-cell>
              <table:table-cell office:value-type="float" office:value="410">
                <text:p>410</text:p>
                <draw:g>
                  <svg:desc>Página1.T30:Página1.T30</svg:desc>
                </draw:g>
              </table:table-cell>
            </table:table-row>
            <table:table-row>
              <table:table-cell office:value-type="float" office:value="11.6954332280141">
                <text:p>11.6954332280141</text:p>
              </table:table-cell>
              <table:table-cell office:value-type="float" office:value="8.34067351745278">
                <text:p>8.34067351745278</text:p>
              </table:table-cell>
              <table:table-cell office:value-type="float" office:value="2900">
                <text:p>2900</text:p>
              </table:table-cell>
              <table:table-cell office:value-type="float" office:value="8.34067351745278">
                <text:p>8.34067351745278</text:p>
              </table:table-cell>
              <table:table-cell office:value-type="float" office:value="2900">
                <text:p>2900</text:p>
              </table:table-cell>
              <table:table-cell office:value-type="float" office:value="4.5261730136889">
                <text:p>4.5261730136889</text:p>
              </table:table-cell>
              <table:table-cell office:value-type="float" office:value="610">
                <text:p>610</text:p>
              </table:table-cell>
              <table:table-cell office:value-type="float" office:value="11.6954332280141">
                <text:p>11.6954332280141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623610726488">
                <text:p>15.8623610726488</text:p>
              </table:table-cell>
              <table:table-cell office:value-type="float" office:value="10.6984720451476">
                <text:p>10.6984720451476</text:p>
              </table:table-cell>
              <table:table-cell office:value-type="float" office:value="1100">
                <text:p>1100</text:p>
              </table:table-cell>
              <table:table-cell office:value-type="float" office:value="10.6984720451476">
                <text:p>10.6984720451476</text:p>
              </table:table-cell>
              <table:table-cell office:value-type="float" office:value="1100">
                <text:p>1100</text:p>
              </table:table-cell>
              <table:table-cell office:value-type="float" office:value="26.7647626843014">
                <text:p>26.7647626843014</text:p>
              </table:table-cell>
              <table:table-cell office:value-type="float" office:value="1380">
                <text:p>1380</text:p>
              </table:table-cell>
              <table:table-cell office:value-type="float" office:value="15.8623610726488">
                <text:p>15.8623610726488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0802773110593">
                <text:p>7.30802773110593</text:p>
              </table:table-cell>
              <table:table-cell office:value-type="float" office:value="14.4235880237911">
                <text:p>14.4235880237911</text:p>
              </table:table-cell>
              <table:table-cell office:value-type="float" office:value="1070">
                <text:p>1070</text:p>
              </table:table-cell>
              <table:table-cell office:value-type="float" office:value="14.4235880237911">
                <text:p>14.4235880237911</text:p>
              </table:table-cell>
              <table:table-cell office:value-type="float" office:value="1070">
                <text:p>1070</text:p>
              </table:table-cell>
              <table:table-cell office:value-type="float" office:value="14.4516213580703">
                <text:p>14.4516213580703</text:p>
              </table:table-cell>
              <table:table-cell office:value-type="float" office:value="2440">
                <text:p>2440</text:p>
              </table:table-cell>
              <table:table-cell office:value-type="float" office:value="7.30802773110593">
                <text:p>7.30802773110593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645055988683">
                <text:p>4.8645055988683</text:p>
              </table:table-cell>
              <table:table-cell office:value-type="float" office:value="590">
                <text:p>590</text:p>
              </table:table-cell>
              <table:table-cell office:value-type="float" office:value="4.8645055988683">
                <text:p>4.8645055988683</text:p>
              </table:table-cell>
              <table:table-cell office:value-type="float" office:value="590">
                <text:p>590</text:p>
              </table:table-cell>
              <table:table-cell office:value-type="float" office:value="4.44362701768261">
                <text:p>4.44362701768261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4394873409737">
                <text:p>13.4394873409737</text:p>
              </table:table-cell>
              <table:table-cell office:value-type="float" office:value="940">
                <text:p>940</text:p>
              </table:table-cell>
              <table:table-cell office:value-type="float" office:value="13.4394873409737">
                <text:p>13.4394873409737</text:p>
              </table:table-cell>
              <table:table-cell office:value-type="float" office:value="940">
                <text:p>940</text:p>
              </table:table-cell>
              <table:table-cell office:value-type="float" office:value="3.89937703952435">
                <text:p>3.8993770395243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0362674527827">
                <text:p>12.0362674527827</text:p>
              </table:table-cell>
              <table:table-cell office:value-type="float" office:value="1050">
                <text:p>1050</text:p>
              </table:table-cell>
              <table:table-cell office:value-type="float" office:value="12.0362674527827">
                <text:p>12.0362674527827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29277103430386">
                <text:p>7.29277103430386</text:p>
              </table:table-cell>
              <table:table-cell office:value-type="float" office:value="1600">
                <text:p>1600</text:p>
              </table:table-cell>
              <table:table-cell office:value-type="float" office:value="7.29277103430386">
                <text:p>7.29277103430386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324317409117">
                <text:p>13.8324317409117</text:p>
              </table:table-cell>
              <table:table-cell office:value-type="float" office:value="2410">
                <text:p>2410</text:p>
              </table:table-cell>
              <table:table-cell office:value-type="float" office:value="13.8324317409117">
                <text:p>13.8324317409117</text:p>
              </table:table-cell>
              <table:table-cell office:value-type="float" office:value="2410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4872387243293">
                <text:p>2.34872387243293</text:p>
              </table:table-cell>
              <table:table-cell office:value-type="float" office:value="2650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261730136889">
                <text:p>4.5261730136889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7647626843014">
                <text:p>26.7647626843014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516213580703">
                <text:p>14.4516213580703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362701768261">
                <text:p>4.44362701768261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9937703952435">
                <text:p>3.8993770395243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5228476735286">
                <text:p>5.75228476735286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6954332280141">
                <text:p>11.6954332280141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623610726488">
                <text:p>15.8623610726488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0802773110593">
                <text:p>7.30802773110593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8374277775394">
                <text:p>1.48374277775394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